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88.95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47"/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color="#f04e4d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4" table:default-cell-style-name="ce12"/>
        <table:table-column table:style-name="co4" table:number-columns-repeated="4" table:default-cell-style-name="ce15"/>
        <table:table-column table:style-name="co5" table:default-cell-style-name="ce15"/>
        <table:table-column table:style-name="co5" table:default-cell-style-name="ce9"/>
        <table:table-column table:style-name="co5" table:number-columns-repeated="8" table:default-cell-style-name="ce15"/>
        <table:table-column table:style-name="co3" table:number-columns-repeated="7" table:default-cell-style-name="ce15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7" table:number-columns-repeated="222" table:default-cell-style-name="ce12"/>
        <table:table-column table:style-name="co7" table:number-columns-repeated="762" table:default-cell-style-name="ce18"/>
        <table:table-column table:style-name="co7" table:number-columns-repeated="11" table:default-cell-style-name="Default"/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style-name="ce14" office:value-type="float" office:value="1790" calcext:value-type="float">
            <text:p>1790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8"/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table:number-columns-repeated="222"/>
          <table:table-cell table:style-name="ce17" table:number-columns-repeated="762"/>
          <table:table-cell table:number-columns-repeated="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H</text:p>
          </table:table-cell>
          <table:table-cell table:style-name="ce13" office:value-type="string" calcext:value-type="string">
            <text:p>New Hampshire</text:p>
          </table:table-cell>
          <table:table-cell table:number-columns-repeated="2"/>
          <table:table-cell table:style-name="ce13"/>
          <table:table-cell table:style-name="ce16" office:value-type="float" office:value="141885" calcext:value-type="float">
            <text:p>141,885</text:p>
          </table:table-cell>
          <table:table-cell table:style-name="ce16" office:value-type="float" office:value="183858" calcext:value-type="float">
            <text:p>183,858</text:p>
          </table:table-cell>
          <table:table-cell table:style-name="ce16" office:value-type="float" office:value="214460" calcext:value-type="float">
            <text:p>214,460</text:p>
          </table:table-cell>
          <table:table-cell table:style-name="ce16" office:value-type="float" office:value="244161" calcext:value-type="float">
            <text:p>244,161</text:p>
          </table:table-cell>
          <table:table-cell table:style-name="ce16" office:value-type="float" office:value="269328" calcext:value-type="float">
            <text:p>269,328</text:p>
          </table:table-cell>
          <table:table-cell office:value-type="float" office:value="10.3075429736936" calcext:value-type="float">
            <text:p>10.31</text:p>
          </table:table-cell>
          <table:table-cell table:style-name="ce16" office:value-type="float" office:value="284574" calcext:value-type="float">
            <text:p>284,574</text:p>
          </table:table-cell>
          <table:table-cell table:style-name="ce16" office:value-type="float" office:value="317976" calcext:value-type="float">
            <text:p>317,976</text:p>
          </table:table-cell>
          <table:table-cell table:style-name="ce16" office:value-type="float" office:value="326073" calcext:value-type="float">
            <text:p>326,073</text:p>
          </table:table-cell>
          <table:table-cell table:style-name="ce16" office:value-type="float" office:value="318300" calcext:value-type="float">
            <text:p>318,300</text:p>
          </table:table-cell>
          <table:table-cell table:style-name="ce16" office:value-type="float" office:value="346991" calcext:value-type="float">
            <text:p>346,991</text:p>
          </table:table-cell>
          <table:table-cell table:style-name="ce16" office:value-type="float" office:value="376530" calcext:value-type="float">
            <text:p>376,530</text:p>
          </table:table-cell>
          <table:table-cell table:style-name="ce16" office:value-type="float" office:value="411588" calcext:value-type="float">
            <text:p>411,588</text:p>
          </table:table-cell>
          <table:table-cell table:style-name="ce16" office:value-type="float" office:value="430572" calcext:value-type="float">
            <text:p>430,572</text:p>
          </table:table-cell>
          <table:table-cell table:style-name="ce16" office:value-type="float" office:value="443083" calcext:value-type="float">
            <text:p>443,083</text:p>
          </table:table-cell>
          <table:table-cell table:style-name="ce16" office:value-type="float" office:value="465293" calcext:value-type="float">
            <text:p>465,293</text:p>
          </table:table-cell>
          <table:table-cell table:style-name="ce16" office:value-type="float" office:value="491524" calcext:value-type="float">
            <text:p>491,524</text:p>
          </table:table-cell>
          <table:table-cell table:style-name="ce16" office:value-type="float" office:value="533242" calcext:value-type="float">
            <text:p>533,242</text:p>
          </table:table-cell>
          <table:table-cell table:style-name="ce16" office:value-type="float" office:value="606921" calcext:value-type="float">
            <text:p>606,921</text:p>
          </table:table-cell>
          <table:table-cell table:style-name="ce16" office:value-type="float" office:value="737681" calcext:value-type="float">
            <text:p>737,681</text:p>
          </table:table-cell>
          <table:table-cell table:style-name="ce16" office:value-type="float" office:value="920610" calcext:value-type="float">
            <text:p>920,610</text:p>
          </table:table-cell>
          <table:table-cell table:style-name="ce7" office:value-type="float" office:value="1109252" calcext:value-type="float">
            <text:p>1109252</text:p>
          </table:table-cell>
          <table:table-cell table:style-name="ce7" office:value-type="float" office:value="1235786" calcext:value-type="float">
            <text:p>1235786</text:p>
          </table:table-cell>
          <table:table-cell table:style-name="ce18" office:value-type="float" office:value="1371246" calcext:value-type="float">
            <text:p>137124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MA</text:p>
          </table:table-cell>
          <table:table-cell table:style-name="ce13" office:value-type="string" calcext:value-type="string">
            <text:p>Massachusetts</text:p>
          </table:table-cell>
          <table:table-cell table:number-columns-repeated="2"/>
          <table:table-cell table:style-name="ce13"/>
          <table:table-cell table:style-name="ce16" office:value-type="float" office:value="378787" calcext:value-type="float">
            <text:p>378,787</text:p>
          </table:table-cell>
          <table:table-cell table:style-name="ce16" office:value-type="float" office:value="422845" calcext:value-type="float">
            <text:p>422,845</text:p>
          </table:table-cell>
          <table:table-cell table:style-name="ce16" office:value-type="float" office:value="472040" calcext:value-type="float">
            <text:p>472,040</text:p>
          </table:table-cell>
          <table:table-cell table:style-name="ce16" office:value-type="float" office:value="523287" calcext:value-type="float">
            <text:p>523,287</text:p>
          </table:table-cell>
          <table:table-cell table:style-name="ce16" office:value-type="float" office:value="610408" calcext:value-type="float">
            <text:p>610,408</text:p>
          </table:table-cell>
          <table:table-cell office:value-type="float" office:value="16.6487988427001" calcext:value-type="float">
            <text:p>16.65</text:p>
          </table:table-cell>
          <table:table-cell table:style-name="ce16" office:value-type="float" office:value="737699" calcext:value-type="float">
            <text:p>737,699</text:p>
          </table:table-cell>
          <table:table-cell table:style-name="ce16" office:value-type="float" office:value="994514" calcext:value-type="float">
            <text:p>994,514</text:p>
          </table:table-cell>
          <table:table-cell table:style-name="ce16" office:value-type="float" office:value="1231066" calcext:value-type="float">
            <text:p>1,231,066</text:p>
          </table:table-cell>
          <table:table-cell table:style-name="ce16" office:value-type="float" office:value="1457351" calcext:value-type="float">
            <text:p>1,457,351</text:p>
          </table:table-cell>
          <table:table-cell table:style-name="ce16" office:value-type="float" office:value="1783085" calcext:value-type="float">
            <text:p>1,783,085</text:p>
          </table:table-cell>
          <table:table-cell table:style-name="ce16" office:value-type="float" office:value="2238947" calcext:value-type="float">
            <text:p>2,238,947</text:p>
          </table:table-cell>
          <table:table-cell table:style-name="ce16" office:value-type="float" office:value="2805346" calcext:value-type="float">
            <text:p>2,805,346</text:p>
          </table:table-cell>
          <table:table-cell table:style-name="ce16" office:value-type="float" office:value="3366416" calcext:value-type="float">
            <text:p>3,366,416</text:p>
          </table:table-cell>
          <table:table-cell table:style-name="ce16" office:value-type="float" office:value="3852356" calcext:value-type="float">
            <text:p>3,852,356</text:p>
          </table:table-cell>
          <table:table-cell table:style-name="ce16" office:value-type="float" office:value="4249614" calcext:value-type="float">
            <text:p>4,249,614</text:p>
          </table:table-cell>
          <table:table-cell table:style-name="ce16" office:value-type="float" office:value="4316721" calcext:value-type="float">
            <text:p>4,316,721</text:p>
          </table:table-cell>
          <table:table-cell table:style-name="ce16" office:value-type="float" office:value="4690514" calcext:value-type="float">
            <text:p>4,690,514</text:p>
          </table:table-cell>
          <table:table-cell table:style-name="ce16" office:value-type="float" office:value="5148578" calcext:value-type="float">
            <text:p>5,148,578</text:p>
          </table:table-cell>
          <table:table-cell table:style-name="ce16" office:value-type="float" office:value="5689170" calcext:value-type="float">
            <text:p>5,689,170</text:p>
          </table:table-cell>
          <table:table-cell table:style-name="ce16" office:value-type="float" office:value="5737037" calcext:value-type="float">
            <text:p>5,737,037</text:p>
          </table:table-cell>
          <table:table-cell table:style-name="ce7" office:value-type="float" office:value="6016425" calcext:value-type="float">
            <text:p>6016425</text:p>
          </table:table-cell>
          <table:table-cell table:style-name="ce7" office:value-type="float" office:value="6349097" calcext:value-type="float">
            <text:p>6349097</text:p>
          </table:table-cell>
          <table:table-cell table:style-name="ce18" office:value-type="float" office:value="6976597" calcext:value-type="float">
            <text:p>69765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I</text:p>
          </table:table-cell>
          <table:table-cell table:style-name="ce13" office:value-type="string" calcext:value-type="string">
            <text:p>Rhode Island</text:p>
          </table:table-cell>
          <table:table-cell table:number-columns-repeated="2"/>
          <table:table-cell table:style-name="ce13"/>
          <table:table-cell table:style-name="ce16" office:value-type="float" office:value="68825" calcext:value-type="float">
            <text:p>68,825</text:p>
          </table:table-cell>
          <table:table-cell table:style-name="ce16" office:value-type="float" office:value="69122" calcext:value-type="float">
            <text:p>69,122</text:p>
          </table:table-cell>
          <table:table-cell table:style-name="ce16" office:value-type="float" office:value="76931" calcext:value-type="float">
            <text:p>76,931</text:p>
          </table:table-cell>
          <table:table-cell table:style-name="ce16" office:value-type="float" office:value="83059" calcext:value-type="float">
            <text:p>83,059</text:p>
          </table:table-cell>
          <table:table-cell table:style-name="ce16" office:value-type="float" office:value="97199" calcext:value-type="float">
            <text:p>97,199</text:p>
          </table:table-cell>
          <table:table-cell office:value-type="float" office:value="17.02404315005" calcext:value-type="float">
            <text:p>17.02</text:p>
          </table:table-cell>
          <table:table-cell table:style-name="ce16" office:value-type="float" office:value="108830" calcext:value-type="float">
            <text:p>108,830</text:p>
          </table:table-cell>
          <table:table-cell table:style-name="ce16" office:value-type="float" office:value="147545" calcext:value-type="float">
            <text:p>147,545</text:p>
          </table:table-cell>
          <table:table-cell table:style-name="ce16" office:value-type="float" office:value="174620" calcext:value-type="float">
            <text:p>174,620</text:p>
          </table:table-cell>
          <table:table-cell table:style-name="ce16" office:value-type="float" office:value="217353" calcext:value-type="float">
            <text:p>217,353</text:p>
          </table:table-cell>
          <table:table-cell table:style-name="ce16" office:value-type="float" office:value="276531" calcext:value-type="float">
            <text:p>276,531</text:p>
          </table:table-cell>
          <table:table-cell table:style-name="ce16" office:value-type="float" office:value="345506" calcext:value-type="float">
            <text:p>345,506</text:p>
          </table:table-cell>
          <table:table-cell table:style-name="ce16" office:value-type="float" office:value="428556" calcext:value-type="float">
            <text:p>428,556</text:p>
          </table:table-cell>
          <table:table-cell table:style-name="ce16" office:value-type="float" office:value="542610" calcext:value-type="float">
            <text:p>542,610</text:p>
          </table:table-cell>
          <table:table-cell table:style-name="ce16" office:value-type="float" office:value="604397" calcext:value-type="float">
            <text:p>604,397</text:p>
          </table:table-cell>
          <table:table-cell table:style-name="ce16" office:value-type="float" office:value="687497" calcext:value-type="float">
            <text:p>687,497</text:p>
          </table:table-cell>
          <table:table-cell table:style-name="ce16" office:value-type="float" office:value="713346" calcext:value-type="float">
            <text:p>713,346</text:p>
          </table:table-cell>
          <table:table-cell table:style-name="ce16" office:value-type="float" office:value="791896" calcext:value-type="float">
            <text:p>791,896</text:p>
          </table:table-cell>
          <table:table-cell table:style-name="ce16" office:value-type="float" office:value="859488" calcext:value-type="float">
            <text:p>859,488</text:p>
          </table:table-cell>
          <table:table-cell table:style-name="ce16" office:value-type="float" office:value="946725" calcext:value-type="float">
            <text:p>946,725</text:p>
          </table:table-cell>
          <table:table-cell table:style-name="ce16" office:value-type="float" office:value="947154" calcext:value-type="float">
            <text:p>947,154</text:p>
          </table:table-cell>
          <table:table-cell table:style-name="ce7" office:value-type="float" office:value="1003464" calcext:value-type="float">
            <text:p>1003464</text:p>
          </table:table-cell>
          <table:table-cell table:style-name="ce7" office:value-type="float" office:value="1048319" calcext:value-type="float">
            <text:p>1048319</text:p>
          </table:table-cell>
          <table:table-cell table:style-name="ce18" office:value-type="float" office:value="1056161" calcext:value-type="float">
            <text:p>10561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T</text:p>
          </table:table-cell>
          <table:table-cell table:style-name="ce13" office:value-type="string" calcext:value-type="string">
            <text:p>Connecticut</text:p>
          </table:table-cell>
          <table:table-cell table:number-columns-repeated="2"/>
          <table:table-cell table:style-name="ce13"/>
          <table:table-cell table:style-name="ce16" office:value-type="float" office:value="237946" calcext:value-type="float">
            <text:p>237,946</text:p>
          </table:table-cell>
          <table:table-cell table:style-name="ce16" office:value-type="float" office:value="251002" calcext:value-type="float">
            <text:p>251,002</text:p>
          </table:table-cell>
          <table:table-cell table:style-name="ce16" office:value-type="float" office:value="261942" calcext:value-type="float">
            <text:p>261,942</text:p>
          </table:table-cell>
          <table:table-cell table:style-name="ce16" office:value-type="float" office:value="275248" calcext:value-type="float">
            <text:p>275,248</text:p>
          </table:table-cell>
          <table:table-cell table:style-name="ce16" office:value-type="float" office:value="297675" calcext:value-type="float">
            <text:p>297,675</text:p>
          </table:table-cell>
          <table:table-cell office:value-type="float" office:value="8.14792478056153" calcext:value-type="float">
            <text:p>8.15</text:p>
          </table:table-cell>
          <table:table-cell table:style-name="ce16" office:value-type="float" office:value="309978" calcext:value-type="float">
            <text:p>309,978</text:p>
          </table:table-cell>
          <table:table-cell table:style-name="ce16" office:value-type="float" office:value="370792" calcext:value-type="float">
            <text:p>370,792</text:p>
          </table:table-cell>
          <table:table-cell table:style-name="ce16" office:value-type="float" office:value="460147" calcext:value-type="float">
            <text:p>460,147</text:p>
          </table:table-cell>
          <table:table-cell table:style-name="ce16" office:value-type="float" office:value="537454" calcext:value-type="float">
            <text:p>537,454</text:p>
          </table:table-cell>
          <table:table-cell table:style-name="ce16" office:value-type="float" office:value="622700" calcext:value-type="float">
            <text:p>622,700</text:p>
          </table:table-cell>
          <table:table-cell table:style-name="ce16" office:value-type="float" office:value="746258" calcext:value-type="float">
            <text:p>746,258</text:p>
          </table:table-cell>
          <table:table-cell table:style-name="ce16" office:value-type="float" office:value="908420" calcext:value-type="float">
            <text:p>908,420</text:p>
          </table:table-cell>
          <table:table-cell table:style-name="ce16" office:value-type="float" office:value="1114756" calcext:value-type="float">
            <text:p>1,114,756</text:p>
          </table:table-cell>
          <table:table-cell table:style-name="ce16" office:value-type="float" office:value="1380631" calcext:value-type="float">
            <text:p>1,380,631</text:p>
          </table:table-cell>
          <table:table-cell table:style-name="ce16" office:value-type="float" office:value="1606903" calcext:value-type="float">
            <text:p>1,606,903</text:p>
          </table:table-cell>
          <table:table-cell table:style-name="ce16" office:value-type="float" office:value="1709242" calcext:value-type="float">
            <text:p>1,709,242</text:p>
          </table:table-cell>
          <table:table-cell table:style-name="ce16" office:value-type="float" office:value="2007280" calcext:value-type="float">
            <text:p>2,007,280</text:p>
          </table:table-cell>
          <table:table-cell table:style-name="ce16" office:value-type="float" office:value="2535234" calcext:value-type="float">
            <text:p>2,535,234</text:p>
          </table:table-cell>
          <table:table-cell table:style-name="ce16" office:value-type="float" office:value="3031709" calcext:value-type="float">
            <text:p>3,031,709</text:p>
          </table:table-cell>
          <table:table-cell table:style-name="ce16" office:value-type="float" office:value="3107576" calcext:value-type="float">
            <text:p>3,107,576</text:p>
          </table:table-cell>
          <table:table-cell table:style-name="ce7" office:value-type="float" office:value="3287116" calcext:value-type="float">
            <text:p>3287116</text:p>
          </table:table-cell>
          <table:table-cell table:style-name="ce7" office:value-type="float" office:value="3405565" calcext:value-type="float">
            <text:p>3405565</text:p>
          </table:table-cell>
          <table:table-cell table:style-name="ce18" office:value-type="float" office:value="3563077" calcext:value-type="float">
            <text:p>35630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Y</text:p>
          </table:table-cell>
          <table:table-cell table:style-name="ce13" office:value-type="string" calcext:value-type="string">
            <text:p>New York</text:p>
          </table:table-cell>
          <table:table-cell table:number-columns-repeated="2"/>
          <table:table-cell table:style-name="ce13"/>
          <table:table-cell table:style-name="ce16" office:value-type="float" office:value="340120" calcext:value-type="float">
            <text:p>340,120</text:p>
          </table:table-cell>
          <table:table-cell table:style-name="ce16" office:value-type="float" office:value="589051" calcext:value-type="float">
            <text:p>589,051</text:p>
          </table:table-cell>
          <table:table-cell table:style-name="ce16" office:value-type="float" office:value="959049" calcext:value-type="float">
            <text:p>959,049</text:p>
          </table:table-cell>
          <table:table-cell table:style-name="ce16" office:value-type="float" office:value="1372812" calcext:value-type="float">
            <text:p>1,372,812</text:p>
          </table:table-cell>
          <table:table-cell table:style-name="ce16" office:value-type="float" office:value="1918608" calcext:value-type="float">
            <text:p>1,918,608</text:p>
          </table:table-cell>
          <table:table-cell office:value-type="float" office:value="39.7575196021014" calcext:value-type="float">
            <text:p>39.76</text:p>
          </table:table-cell>
          <table:table-cell table:style-name="ce16" office:value-type="float" office:value="2428921" calcext:value-type="float">
            <text:p>2,428,921</text:p>
          </table:table-cell>
          <table:table-cell table:style-name="ce16" office:value-type="float" office:value="3097394" calcext:value-type="float">
            <text:p>3,097,394</text:p>
          </table:table-cell>
          <table:table-cell table:style-name="ce16" office:value-type="float" office:value="3880735" calcext:value-type="float">
            <text:p>3,880,735</text:p>
          </table:table-cell>
          <table:table-cell table:style-name="ce16" office:value-type="float" office:value="4382759" calcext:value-type="float">
            <text:p>4,382,759</text:p>
          </table:table-cell>
          <table:table-cell table:style-name="ce16" office:value-type="float" office:value="5082871" calcext:value-type="float">
            <text:p>5,082,871</text:p>
          </table:table-cell>
          <table:table-cell table:style-name="ce16" office:value-type="float" office:value="6003174" calcext:value-type="float">
            <text:p>6,003,174</text:p>
          </table:table-cell>
          <table:table-cell table:style-name="ce16" office:value-type="float" office:value="7268894" calcext:value-type="float">
            <text:p>7,268,894</text:p>
          </table:table-cell>
          <table:table-cell table:style-name="ce16" office:value-type="float" office:value="9113614" calcext:value-type="float">
            <text:p>9,113,614</text:p>
          </table:table-cell>
          <table:table-cell table:style-name="ce16" office:value-type="float" office:value="10385227" calcext:value-type="float">
            <text:p>10,385,227</text:p>
          </table:table-cell>
          <table:table-cell table:style-name="ce16" office:value-type="float" office:value="12588066" calcext:value-type="float">
            <text:p>12,588,066</text:p>
          </table:table-cell>
          <table:table-cell table:style-name="ce16" office:value-type="float" office:value="13479142" calcext:value-type="float">
            <text:p>13,479,142</text:p>
          </table:table-cell>
          <table:table-cell table:style-name="ce16" office:value-type="float" office:value="14830192" calcext:value-type="float">
            <text:p>14,830,192</text:p>
          </table:table-cell>
          <table:table-cell table:style-name="ce16" office:value-type="float" office:value="16782304" calcext:value-type="float">
            <text:p>16,782,304</text:p>
          </table:table-cell>
          <table:table-cell table:style-name="ce16" office:value-type="float" office:value="18236967" calcext:value-type="float">
            <text:p>18,236,967</text:p>
          </table:table-cell>
          <table:table-cell table:style-name="ce16" office:value-type="float" office:value="17558072" calcext:value-type="float">
            <text:p>17,558,072</text:p>
          </table:table-cell>
          <table:table-cell table:style-name="ce7" office:value-type="float" office:value="17990455" calcext:value-type="float">
            <text:p>17990455</text:p>
          </table:table-cell>
          <table:table-cell table:style-name="ce7" office:value-type="float" office:value="18976457" calcext:value-type="float">
            <text:p>18976457</text:p>
          </table:table-cell>
          <table:table-cell table:style-name="ce18" office:value-type="float" office:value="19440469" calcext:value-type="float">
            <text:p>19440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J</text:p>
          </table:table-cell>
          <table:table-cell table:style-name="ce13" office:value-type="string" calcext:value-type="string">
            <text:p>New Jersey</text:p>
          </table:table-cell>
          <table:table-cell table:number-columns-repeated="2"/>
          <table:table-cell table:style-name="ce13"/>
          <table:table-cell table:style-name="ce16" office:value-type="float" office:value="184139" calcext:value-type="float">
            <text:p>184,139</text:p>
          </table:table-cell>
          <table:table-cell table:style-name="ce16" office:value-type="float" office:value="211149" calcext:value-type="float">
            <text:p>211,149</text:p>
          </table:table-cell>
          <table:table-cell table:style-name="ce16" office:value-type="float" office:value="245562" calcext:value-type="float">
            <text:p>245,562</text:p>
          </table:table-cell>
          <table:table-cell table:style-name="ce16" office:value-type="float" office:value="277575" calcext:value-type="float">
            <text:p>277,575</text:p>
          </table:table-cell>
          <table:table-cell table:style-name="ce16" office:value-type="float" office:value="320823" calcext:value-type="float">
            <text:p>320,823</text:p>
          </table:table-cell>
          <table:table-cell office:value-type="float" office:value="15.5806538773305" calcext:value-type="float">
            <text:p>15.58</text:p>
          </table:table-cell>
          <table:table-cell table:style-name="ce16" office:value-type="float" office:value="373306" calcext:value-type="float">
            <text:p>373,306</text:p>
          </table:table-cell>
          <table:table-cell table:style-name="ce16" office:value-type="float" office:value="489555" calcext:value-type="float">
            <text:p>489,555</text:p>
          </table:table-cell>
          <table:table-cell table:style-name="ce16" office:value-type="float" office:value="672035" calcext:value-type="float">
            <text:p>672,035</text:p>
          </table:table-cell>
          <table:table-cell table:style-name="ce16" office:value-type="float" office:value="906096" calcext:value-type="float">
            <text:p>906,096</text:p>
          </table:table-cell>
          <table:table-cell table:style-name="ce16" office:value-type="float" office:value="1131116" calcext:value-type="float">
            <text:p>1,131,116</text:p>
          </table:table-cell>
          <table:table-cell table:style-name="ce16" office:value-type="float" office:value="1444933" calcext:value-type="float">
            <text:p>1,444,933</text:p>
          </table:table-cell>
          <table:table-cell table:style-name="ce16" office:value-type="float" office:value="1883669" calcext:value-type="float">
            <text:p>1,883,669</text:p>
          </table:table-cell>
          <table:table-cell table:style-name="ce16" office:value-type="float" office:value="2537167" calcext:value-type="float">
            <text:p>2,537,167</text:p>
          </table:table-cell>
          <table:table-cell table:style-name="ce16" office:value-type="float" office:value="3155900" calcext:value-type="float">
            <text:p>3,155,900</text:p>
          </table:table-cell>
          <table:table-cell table:style-name="ce16" office:value-type="float" office:value="4041334" calcext:value-type="float">
            <text:p>4,041,334</text:p>
          </table:table-cell>
          <table:table-cell table:style-name="ce16" office:value-type="float" office:value="4160165" calcext:value-type="float">
            <text:p>4,160,165</text:p>
          </table:table-cell>
          <table:table-cell table:style-name="ce16" office:value-type="float" office:value="4835329" calcext:value-type="float">
            <text:p>4,835,329</text:p>
          </table:table-cell>
          <table:table-cell table:style-name="ce16" office:value-type="float" office:value="6066782" calcext:value-type="float">
            <text:p>6,066,782</text:p>
          </table:table-cell>
          <table:table-cell table:style-name="ce16" office:value-type="float" office:value="7168164" calcext:value-type="float">
            <text:p>7,168,164</text:p>
          </table:table-cell>
          <table:table-cell table:style-name="ce16" office:value-type="float" office:value="7364823" calcext:value-type="float">
            <text:p>7,364,823</text:p>
          </table:table-cell>
          <table:table-cell table:style-name="ce7" office:value-type="float" office:value="7730188" calcext:value-type="float">
            <text:p>7730188</text:p>
          </table:table-cell>
          <table:table-cell table:style-name="ce7" office:value-type="float" office:value="8414350" calcext:value-type="float">
            <text:p>8414350</text:p>
          </table:table-cell>
          <table:table-cell table:style-name="ce18" office:value-type="float" office:value="8936574" calcext:value-type="float">
            <text:p>89365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A</text:p>
          </table:table-cell>
          <table:table-cell table:style-name="ce13" office:value-type="string" calcext:value-type="string">
            <text:p>Pennsylvania</text:p>
          </table:table-cell>
          <table:table-cell table:number-columns-repeated="2"/>
          <table:table-cell table:style-name="ce13"/>
          <table:table-cell table:style-name="ce16" office:value-type="float" office:value="434373" calcext:value-type="float">
            <text:p>434,373</text:p>
          </table:table-cell>
          <table:table-cell table:style-name="ce16" office:value-type="float" office:value="602365" calcext:value-type="float">
            <text:p>602,365</text:p>
          </table:table-cell>
          <table:table-cell table:style-name="ce16" office:value-type="float" office:value="810091" calcext:value-type="float">
            <text:p>810,091</text:p>
          </table:table-cell>
          <table:table-cell table:style-name="ce16" office:value-type="float" office:value="1049458" calcext:value-type="float">
            <text:p>1,049,458</text:p>
          </table:table-cell>
          <table:table-cell table:style-name="ce16" office:value-type="float" office:value="1348233" calcext:value-type="float">
            <text:p>1,348,233</text:p>
          </table:table-cell>
          <table:table-cell office:value-type="float" office:value="28.4694575676206" calcext:value-type="float">
            <text:p>28.47</text:p>
          </table:table-cell>
          <table:table-cell table:style-name="ce16" office:value-type="float" office:value="1724033" calcext:value-type="float">
            <text:p>1,724,033</text:p>
          </table:table-cell>
          <table:table-cell table:style-name="ce16" office:value-type="float" office:value="2311786" calcext:value-type="float">
            <text:p>2,311,786</text:p>
          </table:table-cell>
          <table:table-cell table:style-name="ce16" office:value-type="float" office:value="2906215" calcext:value-type="float">
            <text:p>2,906,215</text:p>
          </table:table-cell>
          <table:table-cell table:style-name="ce16" office:value-type="float" office:value="3521951" calcext:value-type="float">
            <text:p>3,521,951</text:p>
          </table:table-cell>
          <table:table-cell table:style-name="ce16" office:value-type="float" office:value="4282891" calcext:value-type="float">
            <text:p>4,282,891</text:p>
          </table:table-cell>
          <table:table-cell table:style-name="ce16" office:value-type="float" office:value="5258113" calcext:value-type="float">
            <text:p>5,258,113</text:p>
          </table:table-cell>
          <table:table-cell table:style-name="ce16" office:value-type="float" office:value="6302115" calcext:value-type="float">
            <text:p>6,302,115</text:p>
          </table:table-cell>
          <table:table-cell table:style-name="ce16" office:value-type="float" office:value="7665111" calcext:value-type="float">
            <text:p>7,665,111</text:p>
          </table:table-cell>
          <table:table-cell table:style-name="ce16" office:value-type="float" office:value="8720017" calcext:value-type="float">
            <text:p>8,720,017</text:p>
          </table:table-cell>
          <table:table-cell table:style-name="ce16" office:value-type="float" office:value="9631350" calcext:value-type="float">
            <text:p>9,631,350</text:p>
          </table:table-cell>
          <table:table-cell table:style-name="ce16" office:value-type="float" office:value="9900180" calcext:value-type="float">
            <text:p>9,900,180</text:p>
          </table:table-cell>
          <table:table-cell table:style-name="ce16" office:value-type="float" office:value="10498012" calcext:value-type="float">
            <text:p>10,498,012</text:p>
          </table:table-cell>
          <table:table-cell table:style-name="ce16" office:value-type="float" office:value="11319366" calcext:value-type="float">
            <text:p>11,319,366</text:p>
          </table:table-cell>
          <table:table-cell table:style-name="ce16" office:value-type="float" office:value="11793909" calcext:value-type="float">
            <text:p>11,793,909</text:p>
          </table:table-cell>
          <table:table-cell table:style-name="ce16" office:value-type="float" office:value="11863895" calcext:value-type="float">
            <text:p>11,863,895</text:p>
          </table:table-cell>
          <table:table-cell table:style-name="ce7" office:value-type="float" office:value="11881643" calcext:value-type="float">
            <text:p>11881643</text:p>
          </table:table-cell>
          <table:table-cell table:style-name="ce7" office:value-type="float" office:value="12281054" calcext:value-type="float">
            <text:p>12281054</text:p>
          </table:table-cell>
          <table:table-cell table:style-name="ce18" office:value-type="float" office:value="12820878" calcext:value-type="float">
            <text:p>1282087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</text:p>
          </table:table-cell>
          <table:table-cell table:style-name="ce13" office:value-type="string" calcext:value-type="string">
            <text:p>Delaware</text:p>
          </table:table-cell>
          <table:table-cell table:number-columns-repeated="2"/>
          <table:table-cell table:style-name="ce13"/>
          <table:table-cell table:style-name="ce16" office:value-type="float" office:value="59096" calcext:value-type="float">
            <text:p>59,096</text:p>
          </table:table-cell>
          <table:table-cell table:style-name="ce16" office:value-type="float" office:value="64273" calcext:value-type="float">
            <text:p>64,273</text:p>
          </table:table-cell>
          <table:table-cell table:style-name="ce16" office:value-type="float" office:value="72674" calcext:value-type="float">
            <text:p>72,674</text:p>
          </table:table-cell>
          <table:table-cell table:style-name="ce16" office:value-type="float" office:value="72749" calcext:value-type="float">
            <text:p>72,749</text:p>
          </table:table-cell>
          <table:table-cell table:style-name="ce16" office:value-type="float" office:value="76748" calcext:value-type="float">
            <text:p>76,748</text:p>
          </table:table-cell>
          <table:table-cell office:value-type="float" office:value="5.49698277639555" calcext:value-type="float">
            <text:p>5.50</text:p>
          </table:table-cell>
          <table:table-cell table:style-name="ce16" office:value-type="float" office:value="78085" calcext:value-type="float">
            <text:p>78,085</text:p>
          </table:table-cell>
          <table:table-cell table:style-name="ce16" office:value-type="float" office:value="91532" calcext:value-type="float">
            <text:p>91,532</text:p>
          </table:table-cell>
          <table:table-cell table:style-name="ce16" office:value-type="float" office:value="112216" calcext:value-type="float">
            <text:p>112,216</text:p>
          </table:table-cell>
          <table:table-cell table:style-name="ce16" office:value-type="float" office:value="125015" calcext:value-type="float">
            <text:p>125,015</text:p>
          </table:table-cell>
          <table:table-cell table:style-name="ce16" office:value-type="float" office:value="146608" calcext:value-type="float">
            <text:p>146,608</text:p>
          </table:table-cell>
          <table:table-cell table:style-name="ce16" office:value-type="float" office:value="168493" calcext:value-type="float">
            <text:p>168,493</text:p>
          </table:table-cell>
          <table:table-cell table:style-name="ce16" office:value-type="float" office:value="184735" calcext:value-type="float">
            <text:p>184,735</text:p>
          </table:table-cell>
          <table:table-cell table:style-name="ce16" office:value-type="float" office:value="202322" calcext:value-type="float">
            <text:p>202,322</text:p>
          </table:table-cell>
          <table:table-cell table:style-name="ce16" office:value-type="float" office:value="223003" calcext:value-type="float">
            <text:p>223,003</text:p>
          </table:table-cell>
          <table:table-cell table:style-name="ce16" office:value-type="float" office:value="238380" calcext:value-type="float">
            <text:p>238,380</text:p>
          </table:table-cell>
          <table:table-cell table:style-name="ce16" office:value-type="float" office:value="266505" calcext:value-type="float">
            <text:p>266,505</text:p>
          </table:table-cell>
          <table:table-cell table:style-name="ce16" office:value-type="float" office:value="318085" calcext:value-type="float">
            <text:p>318,085</text:p>
          </table:table-cell>
          <table:table-cell table:style-name="ce16" office:value-type="float" office:value="446292" calcext:value-type="float">
            <text:p>446,292</text:p>
          </table:table-cell>
          <table:table-cell table:style-name="ce16" office:value-type="float" office:value="548104" calcext:value-type="float">
            <text:p>548,104</text:p>
          </table:table-cell>
          <table:table-cell table:style-name="ce16" office:value-type="float" office:value="594338" calcext:value-type="float">
            <text:p>594,338</text:p>
          </table:table-cell>
          <table:table-cell table:style-name="ce7" office:value-type="float" office:value="666168" calcext:value-type="float">
            <text:p>666168</text:p>
          </table:table-cell>
          <table:table-cell table:style-name="ce7" office:value-type="float" office:value="783600" calcext:value-type="float">
            <text:p>783600</text:p>
          </table:table-cell>
          <table:table-cell table:style-name="ce18" office:value-type="float" office:value="982895" calcext:value-type="float">
            <text:p>9828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D</text:p>
          </table:table-cell>
          <table:table-cell table:style-name="ce13" office:value-type="string" calcext:value-type="string">
            <text:p>Maryland</text:p>
          </table:table-cell>
          <table:table-cell table:number-columns-repeated="2"/>
          <table:table-cell table:style-name="ce13"/>
          <table:table-cell table:style-name="ce16" office:value-type="float" office:value="319728" calcext:value-type="float">
            <text:p>319,728</text:p>
          </table:table-cell>
          <table:table-cell table:style-name="ce16" office:value-type="float" office:value="341548" calcext:value-type="float">
            <text:p>341,548</text:p>
          </table:table-cell>
          <table:table-cell table:style-name="ce16" office:value-type="float" office:value="380546" calcext:value-type="float">
            <text:p>380,546</text:p>
          </table:table-cell>
          <table:table-cell table:style-name="ce16" office:value-type="float" office:value="407350" calcext:value-type="float">
            <text:p>407,350</text:p>
          </table:table-cell>
          <table:table-cell table:style-name="ce16" office:value-type="float" office:value="447040" calcext:value-type="float">
            <text:p>447,040</text:p>
          </table:table-cell>
          <table:table-cell office:value-type="float" office:value="9.74346385172456" calcext:value-type="float">
            <text:p>9.74</text:p>
          </table:table-cell>
          <table:table-cell table:style-name="ce16" office:value-type="float" office:value="470019" calcext:value-type="float">
            <text:p>470,019</text:p>
          </table:table-cell>
          <table:table-cell table:style-name="ce16" office:value-type="float" office:value="583034" calcext:value-type="float">
            <text:p>583,034</text:p>
          </table:table-cell>
          <table:table-cell table:style-name="ce16" office:value-type="float" office:value="687049" calcext:value-type="float">
            <text:p>687,049</text:p>
          </table:table-cell>
          <table:table-cell table:style-name="ce16" office:value-type="float" office:value="780894" calcext:value-type="float">
            <text:p>780,894</text:p>
          </table:table-cell>
          <table:table-cell table:style-name="ce16" office:value-type="float" office:value="934943" calcext:value-type="float">
            <text:p>934,943</text:p>
          </table:table-cell>
          <table:table-cell table:style-name="ce16" office:value-type="float" office:value="1042390" calcext:value-type="float">
            <text:p>1,042,390</text:p>
          </table:table-cell>
          <table:table-cell table:style-name="ce16" office:value-type="float" office:value="1188044" calcext:value-type="float">
            <text:p>1,188,044</text:p>
          </table:table-cell>
          <table:table-cell table:style-name="ce16" office:value-type="float" office:value="1295346" calcext:value-type="float">
            <text:p>1,295,346</text:p>
          </table:table-cell>
          <table:table-cell table:style-name="ce16" office:value-type="float" office:value="1449661" calcext:value-type="float">
            <text:p>1,449,661</text:p>
          </table:table-cell>
          <table:table-cell table:style-name="ce16" office:value-type="float" office:value="1631526" calcext:value-type="float">
            <text:p>1,631,526</text:p>
          </table:table-cell>
          <table:table-cell table:style-name="ce16" office:value-type="float" office:value="1821244" calcext:value-type="float">
            <text:p>1,821,244</text:p>
          </table:table-cell>
          <table:table-cell table:style-name="ce16" office:value-type="float" office:value="2343001" calcext:value-type="float">
            <text:p>2,343,001</text:p>
          </table:table-cell>
          <table:table-cell table:style-name="ce16" office:value-type="float" office:value="3100689" calcext:value-type="float">
            <text:p>3,100,689</text:p>
          </table:table-cell>
          <table:table-cell table:style-name="ce16" office:value-type="float" office:value="3922399" calcext:value-type="float">
            <text:p>3,922,399</text:p>
          </table:table-cell>
          <table:table-cell table:style-name="ce16" office:value-type="float" office:value="4216975" calcext:value-type="float">
            <text:p>4,216,975</text:p>
          </table:table-cell>
          <table:table-cell table:style-name="ce7" office:value-type="float" office:value="4781468" calcext:value-type="float">
            <text:p>4781468</text:p>
          </table:table-cell>
          <table:table-cell table:style-name="ce7" office:value-type="float" office:value="5296486" calcext:value-type="float">
            <text:p>5296486</text:p>
          </table:table-cell>
          <table:table-cell table:style-name="ce18" office:value-type="float" office:value="6083116" calcext:value-type="float">
            <text:p>60831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</text:p>
          </table:table-cell>
          <table:table-cell table:style-name="ce13" office:value-type="string" calcext:value-type="string">
            <text:p>Virginia</text:p>
          </table:table-cell>
          <table:table-cell table:number-columns-repeated="2"/>
          <table:table-cell table:style-name="ce13"/>
          <table:table-cell table:style-name="ce16" office:value-type="float" office:value="691737" calcext:value-type="float">
            <text:p>691,737</text:p>
          </table:table-cell>
          <table:table-cell table:style-name="ce16" office:value-type="float" office:value="807557" calcext:value-type="float">
            <text:p>807,557</text:p>
          </table:table-cell>
          <table:table-cell table:style-name="ce16" office:value-type="float" office:value="877683" calcext:value-type="float">
            <text:p>877,683</text:p>
          </table:table-cell>
          <table:table-cell table:style-name="ce16" office:value-type="float" office:value="938261" calcext:value-type="float">
            <text:p>938,261</text:p>
          </table:table-cell>
          <table:table-cell table:style-name="ce16" office:value-type="float" office:value="1044054" calcext:value-type="float">
            <text:p>1,044,054</text:p>
          </table:table-cell>
          <table:table-cell office:value-type="float" office:value="11.275434021024" calcext:value-type="float">
            <text:p>11.28</text:p>
          </table:table-cell>
          <table:table-cell table:style-name="ce16" office:value-type="float" office:value="1025227" calcext:value-type="float">
            <text:p>1,025,227</text:p>
          </table:table-cell>
          <table:table-cell table:style-name="ce16" office:value-type="float" office:value="1119348" calcext:value-type="float">
            <text:p>1,119,348</text:p>
          </table:table-cell>
          <table:table-cell table:style-name="ce16" office:value-type="float" office:value="1219630" calcext:value-type="float">
            <text:p>1,219,630</text:p>
          </table:table-cell>
          <table:table-cell table:style-name="ce16" office:value-type="float" office:value="1225163" calcext:value-type="float">
            <text:p>1,225,163</text:p>
          </table:table-cell>
          <table:table-cell table:style-name="ce16" office:value-type="float" office:value="1512565" calcext:value-type="float">
            <text:p>1,512,565</text:p>
          </table:table-cell>
          <table:table-cell table:style-name="ce16" office:value-type="float" office:value="1655980" calcext:value-type="float">
            <text:p>1,655,980</text:p>
          </table:table-cell>
          <table:table-cell table:style-name="ce16" office:value-type="float" office:value="1854184" calcext:value-type="float">
            <text:p>1,854,184</text:p>
          </table:table-cell>
          <table:table-cell table:style-name="ce16" office:value-type="float" office:value="2061612" calcext:value-type="float">
            <text:p>2,061,612</text:p>
          </table:table-cell>
          <table:table-cell table:style-name="ce16" office:value-type="float" office:value="2309187" calcext:value-type="float">
            <text:p>2,309,187</text:p>
          </table:table-cell>
          <table:table-cell table:style-name="ce16" office:value-type="float" office:value="2421851" calcext:value-type="float">
            <text:p>2,421,851</text:p>
          </table:table-cell>
          <table:table-cell table:style-name="ce16" office:value-type="float" office:value="2677773" calcext:value-type="float">
            <text:p>2,677,773</text:p>
          </table:table-cell>
          <table:table-cell table:style-name="ce16" office:value-type="float" office:value="3318680" calcext:value-type="float">
            <text:p>3,318,680</text:p>
          </table:table-cell>
          <table:table-cell table:style-name="ce16" office:value-type="float" office:value="3966949" calcext:value-type="float">
            <text:p>3,966,949</text:p>
          </table:table-cell>
          <table:table-cell table:style-name="ce16" office:value-type="float" office:value="4648494" calcext:value-type="float">
            <text:p>4,648,494</text:p>
          </table:table-cell>
          <table:table-cell table:style-name="ce16" office:value-type="float" office:value="5346818" calcext:value-type="float">
            <text:p>5,346,818</text:p>
          </table:table-cell>
          <table:table-cell table:style-name="ce7" office:value-type="float" office:value="6187358" calcext:value-type="float">
            <text:p>6187358</text:p>
          </table:table-cell>
          <table:table-cell table:style-name="ce7" office:value-type="float" office:value="7078515" calcext:value-type="float">
            <text:p>7078515</text:p>
          </table:table-cell>
          <table:table-cell table:style-name="ce18" office:value-type="float" office:value="8626207" calcext:value-type="float">
            <text:p>8626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C</text:p>
          </table:table-cell>
          <table:table-cell table:style-name="ce13" office:value-type="string" calcext:value-type="string">
            <text:p>North Carolina</text:p>
          </table:table-cell>
          <table:table-cell table:number-columns-repeated="2"/>
          <table:table-cell table:style-name="ce13"/>
          <table:table-cell table:style-name="ce16" office:value-type="float" office:value="393751" calcext:value-type="float">
            <text:p>393,751</text:p>
          </table:table-cell>
          <table:table-cell table:style-name="ce16" office:value-type="float" office:value="478103" calcext:value-type="float">
            <text:p>478,103</text:p>
          </table:table-cell>
          <table:table-cell table:style-name="ce16" office:value-type="float" office:value="556526" calcext:value-type="float">
            <text:p>556,526</text:p>
          </table:table-cell>
          <table:table-cell table:style-name="ce16" office:value-type="float" office:value="638829" calcext:value-type="float">
            <text:p>638,829</text:p>
          </table:table-cell>
          <table:table-cell table:style-name="ce16" office:value-type="float" office:value="737987" calcext:value-type="float">
            <text:p>737,987</text:p>
          </table:table-cell>
          <table:table-cell office:value-type="float" office:value="15.5218376122562" calcext:value-type="float">
            <text:p>15.52</text:p>
          </table:table-cell>
          <table:table-cell table:style-name="ce16" office:value-type="float" office:value="753419" calcext:value-type="float">
            <text:p>753,419</text:p>
          </table:table-cell>
          <table:table-cell table:style-name="ce16" office:value-type="float" office:value="869039" calcext:value-type="float">
            <text:p>869,039</text:p>
          </table:table-cell>
          <table:table-cell table:style-name="ce16" office:value-type="float" office:value="992622" calcext:value-type="float">
            <text:p>992,622</text:p>
          </table:table-cell>
          <table:table-cell table:style-name="ce16" office:value-type="float" office:value="1071361" calcext:value-type="float">
            <text:p>1,071,361</text:p>
          </table:table-cell>
          <table:table-cell table:style-name="ce16" office:value-type="float" office:value="1399750" calcext:value-type="float">
            <text:p>1,399,750</text:p>
          </table:table-cell>
          <table:table-cell table:style-name="ce16" office:value-type="float" office:value="1617949" calcext:value-type="float">
            <text:p>1,617,949</text:p>
          </table:table-cell>
          <table:table-cell table:style-name="ce16" office:value-type="float" office:value="1893810" calcext:value-type="float">
            <text:p>1,893,810</text:p>
          </table:table-cell>
          <table:table-cell table:style-name="ce16" office:value-type="float" office:value="2206287" calcext:value-type="float">
            <text:p>2,206,287</text:p>
          </table:table-cell>
          <table:table-cell table:style-name="ce16" office:value-type="float" office:value="2559123" calcext:value-type="float">
            <text:p>2,559,123</text:p>
          </table:table-cell>
          <table:table-cell table:style-name="ce16" office:value-type="float" office:value="3170276" calcext:value-type="float">
            <text:p>3,170,276</text:p>
          </table:table-cell>
          <table:table-cell table:style-name="ce16" office:value-type="float" office:value="3571623" calcext:value-type="float">
            <text:p>3,571,623</text:p>
          </table:table-cell>
          <table:table-cell table:style-name="ce16" office:value-type="float" office:value="4061929" calcext:value-type="float">
            <text:p>4,061,929</text:p>
          </table:table-cell>
          <table:table-cell table:style-name="ce16" office:value-type="float" office:value="4556155" calcext:value-type="float">
            <text:p>4,556,155</text:p>
          </table:table-cell>
          <table:table-cell table:style-name="ce16" office:value-type="float" office:value="5082059" calcext:value-type="float">
            <text:p>5,082,059</text:p>
          </table:table-cell>
          <table:table-cell table:style-name="ce16" office:value-type="float" office:value="5881766" calcext:value-type="float">
            <text:p>5,881,766</text:p>
          </table:table-cell>
          <table:table-cell table:style-name="ce7" office:value-type="float" office:value="6628637" calcext:value-type="float">
            <text:p>6628637</text:p>
          </table:table-cell>
          <table:table-cell table:style-name="ce7" office:value-type="float" office:value="8049313" calcext:value-type="float">
            <text:p>8049313</text:p>
          </table:table-cell>
          <table:table-cell table:style-name="ce18" office:value-type="float" office:value="10611862" calcext:value-type="float">
            <text:p>106118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C</text:p>
          </table:table-cell>
          <table:table-cell table:style-name="ce13" office:value-type="string" calcext:value-type="string">
            <text:p>South Carolina</text:p>
          </table:table-cell>
          <table:table-cell table:number-columns-repeated="2"/>
          <table:table-cell table:style-name="ce13"/>
          <table:table-cell table:style-name="ce16" office:value-type="float" office:value="249073" calcext:value-type="float">
            <text:p>249,073</text:p>
          </table:table-cell>
          <table:table-cell table:style-name="ce16" office:value-type="float" office:value="345591" calcext:value-type="float">
            <text:p>345,591</text:p>
          </table:table-cell>
          <table:table-cell table:style-name="ce16" office:value-type="float" office:value="415115" calcext:value-type="float">
            <text:p>415,115</text:p>
          </table:table-cell>
          <table:table-cell table:style-name="ce16" office:value-type="float" office:value="502741" calcext:value-type="float">
            <text:p>502,741</text:p>
          </table:table-cell>
          <table:table-cell table:style-name="ce16" office:value-type="float" office:value="581185" calcext:value-type="float">
            <text:p>581,185</text:p>
          </table:table-cell>
          <table:table-cell office:value-type="float" office:value="15.6032629127125" calcext:value-type="float">
            <text:p>15.60</text:p>
          </table:table-cell>
          <table:table-cell table:style-name="ce16" office:value-type="float" office:value="594398" calcext:value-type="float">
            <text:p>594,398</text:p>
          </table:table-cell>
          <table:table-cell table:style-name="ce16" office:value-type="float" office:value="668507" calcext:value-type="float">
            <text:p>668,507</text:p>
          </table:table-cell>
          <table:table-cell table:style-name="ce16" office:value-type="float" office:value="703708" calcext:value-type="float">
            <text:p>703,708</text:p>
          </table:table-cell>
          <table:table-cell table:style-name="ce16" office:value-type="float" office:value="705606" calcext:value-type="float">
            <text:p>705,606</text:p>
          </table:table-cell>
          <table:table-cell table:style-name="ce16" office:value-type="float" office:value="995577" calcext:value-type="float">
            <text:p>995,577</text:p>
          </table:table-cell>
          <table:table-cell table:style-name="ce16" office:value-type="float" office:value="1151149" calcext:value-type="float">
            <text:p>1,151,149</text:p>
          </table:table-cell>
          <table:table-cell table:style-name="ce16" office:value-type="float" office:value="1340316" calcext:value-type="float">
            <text:p>1,340,316</text:p>
          </table:table-cell>
          <table:table-cell table:style-name="ce16" office:value-type="float" office:value="1515400" calcext:value-type="float">
            <text:p>1,515,400</text:p>
          </table:table-cell>
          <table:table-cell table:style-name="ce16" office:value-type="float" office:value="1683724" calcext:value-type="float">
            <text:p>1,683,724</text:p>
          </table:table-cell>
          <table:table-cell table:style-name="ce16" office:value-type="float" office:value="1738765" calcext:value-type="float">
            <text:p>1,738,765</text:p>
          </table:table-cell>
          <table:table-cell table:style-name="ce16" office:value-type="float" office:value="1899804" calcext:value-type="float">
            <text:p>1,899,804</text:p>
          </table:table-cell>
          <table:table-cell table:style-name="ce16" office:value-type="float" office:value="2117027" calcext:value-type="float">
            <text:p>2,117,027</text:p>
          </table:table-cell>
          <table:table-cell table:style-name="ce16" office:value-type="float" office:value="2382594" calcext:value-type="float">
            <text:p>2,382,594</text:p>
          </table:table-cell>
          <table:table-cell table:style-name="ce16" office:value-type="float" office:value="2590516" calcext:value-type="float">
            <text:p>2,590,516</text:p>
          </table:table-cell>
          <table:table-cell table:style-name="ce16" office:value-type="float" office:value="3121820" calcext:value-type="float">
            <text:p>3,121,820</text:p>
          </table:table-cell>
          <table:table-cell table:style-name="ce7" office:value-type="float" office:value="3486703" calcext:value-type="float">
            <text:p>3486703</text:p>
          </table:table-cell>
          <table:table-cell table:style-name="ce7" office:value-type="float" office:value="4012012" calcext:value-type="float">
            <text:p>4012012</text:p>
          </table:table-cell>
          <table:table-cell table:style-name="ce18" office:value-type="float" office:value="5210095" calcext:value-type="float">
            <text:p>52100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A</text:p>
          </table:table-cell>
          <table:table-cell table:style-name="ce13" office:value-type="string" calcext:value-type="string">
            <text:p>Georgia</text:p>
          </table:table-cell>
          <table:table-cell table:number-columns-repeated="2"/>
          <table:table-cell table:style-name="ce13"/>
          <table:table-cell table:style-name="ce16" office:value-type="float" office:value="82548" calcext:value-type="float">
            <text:p>82,548</text:p>
          </table:table-cell>
          <table:table-cell table:style-name="ce16" office:value-type="float" office:value="162686" calcext:value-type="float">
            <text:p>162,686</text:p>
          </table:table-cell>
          <table:table-cell table:style-name="ce16" office:value-type="float" office:value="251407" calcext:value-type="float">
            <text:p>251,407</text:p>
          </table:table-cell>
          <table:table-cell table:style-name="ce16" office:value-type="float" office:value="340989" calcext:value-type="float">
            <text:p>340,989</text:p>
          </table:table-cell>
          <table:table-cell table:style-name="ce16" office:value-type="float" office:value="516823" calcext:value-type="float">
            <text:p>516,823</text:p>
          </table:table-cell>
          <table:table-cell office:value-type="float" office:value="51.5658862895871" calcext:value-type="float">
            <text:p>51.57</text:p>
          </table:table-cell>
          <table:table-cell table:style-name="ce16" office:value-type="float" office:value="691392" calcext:value-type="float">
            <text:p>691,392</text:p>
          </table:table-cell>
          <table:table-cell table:style-name="ce16" office:value-type="float" office:value="906185" calcext:value-type="float">
            <text:p>906,185</text:p>
          </table:table-cell>
          <table:table-cell table:style-name="ce16" office:value-type="float" office:value="1057286" calcext:value-type="float">
            <text:p>1,057,286</text:p>
          </table:table-cell>
          <table:table-cell table:style-name="ce16" office:value-type="float" office:value="1184109" calcext:value-type="float">
            <text:p>1,184,109</text:p>
          </table:table-cell>
          <table:table-cell table:style-name="ce16" office:value-type="float" office:value="1542180" calcext:value-type="float">
            <text:p>1,542,180</text:p>
          </table:table-cell>
          <table:table-cell table:style-name="ce16" office:value-type="float" office:value="1837353" calcext:value-type="float">
            <text:p>1,837,353</text:p>
          </table:table-cell>
          <table:table-cell table:style-name="ce16" office:value-type="float" office:value="2216331" calcext:value-type="float">
            <text:p>2,216,331</text:p>
          </table:table-cell>
          <table:table-cell table:style-name="ce16" office:value-type="float" office:value="2609121" calcext:value-type="float">
            <text:p>2,609,121</text:p>
          </table:table-cell>
          <table:table-cell table:style-name="ce16" office:value-type="float" office:value="2895832" calcext:value-type="float">
            <text:p>2,895,832</text:p>
          </table:table-cell>
          <table:table-cell table:style-name="ce16" office:value-type="float" office:value="2908506" calcext:value-type="float">
            <text:p>2,908,506</text:p>
          </table:table-cell>
          <table:table-cell table:style-name="ce16" office:value-type="float" office:value="3123723" calcext:value-type="float">
            <text:p>3,123,723</text:p>
          </table:table-cell>
          <table:table-cell table:style-name="ce16" office:value-type="float" office:value="3444578" calcext:value-type="float">
            <text:p>3,444,578</text:p>
          </table:table-cell>
          <table:table-cell table:style-name="ce16" office:value-type="float" office:value="3943116" calcext:value-type="float">
            <text:p>3,943,116</text:p>
          </table:table-cell>
          <table:table-cell table:style-name="ce16" office:value-type="float" office:value="4589575" calcext:value-type="float">
            <text:p>4,589,575</text:p>
          </table:table-cell>
          <table:table-cell table:style-name="ce16" office:value-type="float" office:value="5463105" calcext:value-type="float">
            <text:p>5,463,105</text:p>
          </table:table-cell>
          <table:table-cell table:style-name="ce7" office:value-type="float" office:value="6478216" calcext:value-type="float">
            <text:p>6478216</text:p>
          </table:table-cell>
          <table:table-cell table:style-name="ce7" office:value-type="float" office:value="8186453" calcext:value-type="float">
            <text:p>8186453</text:p>
          </table:table-cell>
          <table:table-cell table:style-name="ce18" office:value-type="float" office:value="10736059" calcext:value-type="float">
            <text:p>1073605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VT</text:p>
          </table:table-cell>
          <table:table-cell table:style-name="ce13" office:value-type="string" calcext:value-type="string">
            <text:p>Vermont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54465" calcext:value-type="float">
            <text:p>154,465</text:p>
          </table:table-cell>
          <table:table-cell table:style-name="ce16" office:value-type="float" office:value="217895" calcext:value-type="float">
            <text:p>217,895</text:p>
          </table:table-cell>
          <table:table-cell table:style-name="ce16" office:value-type="float" office:value="235981" calcext:value-type="float">
            <text:p>235,981</text:p>
          </table:table-cell>
          <table:table-cell table:style-name="ce16" office:value-type="float" office:value="280652" calcext:value-type="float">
            <text:p>280,652</text:p>
          </table:table-cell>
          <table:table-cell office:value-type="float" office:value="18.9299138489963" calcext:value-type="float">
            <text:p>18.93</text:p>
          </table:table-cell>
          <table:table-cell table:style-name="ce16" office:value-type="float" office:value="291948" calcext:value-type="float">
            <text:p>291,948</text:p>
          </table:table-cell>
          <table:table-cell table:style-name="ce16" office:value-type="float" office:value="314120" calcext:value-type="float">
            <text:p>314,120</text:p>
          </table:table-cell>
          <table:table-cell table:style-name="ce16" office:value-type="float" office:value="315098" calcext:value-type="float">
            <text:p>315,098</text:p>
          </table:table-cell>
          <table:table-cell table:style-name="ce16" office:value-type="float" office:value="330551" calcext:value-type="float">
            <text:p>330,551</text:p>
          </table:table-cell>
          <table:table-cell table:style-name="ce16" office:value-type="float" office:value="332286" calcext:value-type="float">
            <text:p>332,286</text:p>
          </table:table-cell>
          <table:table-cell table:style-name="ce16" office:value-type="float" office:value="332422" calcext:value-type="float">
            <text:p>332,422</text:p>
          </table:table-cell>
          <table:table-cell table:style-name="ce16" office:value-type="float" office:value="343641" calcext:value-type="float">
            <text:p>343,641</text:p>
          </table:table-cell>
          <table:table-cell table:style-name="ce16" office:value-type="float" office:value="355956" calcext:value-type="float">
            <text:p>355,956</text:p>
          </table:table-cell>
          <table:table-cell table:style-name="ce16" office:value-type="float" office:value="352428" calcext:value-type="float">
            <text:p>352,428</text:p>
          </table:table-cell>
          <table:table-cell table:style-name="ce16" office:value-type="float" office:value="359611" calcext:value-type="float">
            <text:p>359,611</text:p>
          </table:table-cell>
          <table:table-cell table:style-name="ce16" office:value-type="float" office:value="359231" calcext:value-type="float">
            <text:p>359,231</text:p>
          </table:table-cell>
          <table:table-cell table:style-name="ce16" office:value-type="float" office:value="377747" calcext:value-type="float">
            <text:p>377,747</text:p>
          </table:table-cell>
          <table:table-cell table:style-name="ce16" office:value-type="float" office:value="389881" calcext:value-type="float">
            <text:p>389,881</text:p>
          </table:table-cell>
          <table:table-cell table:style-name="ce16" office:value-type="float" office:value="444330" calcext:value-type="float">
            <text:p>444,330</text:p>
          </table:table-cell>
          <table:table-cell table:style-name="ce16" office:value-type="float" office:value="511456" calcext:value-type="float">
            <text:p>511,456</text:p>
          </table:table-cell>
          <table:table-cell table:style-name="ce7" office:value-type="float" office:value="562758" calcext:value-type="float">
            <text:p>562758</text:p>
          </table:table-cell>
          <table:table-cell table:style-name="ce7" office:value-type="float" office:value="608827" calcext:value-type="float">
            <text:p>608827</text:p>
          </table:table-cell>
          <table:table-cell table:style-name="ce18" office:value-type="float" office:value="628061" calcext:value-type="float">
            <text:p>6280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Y</text:p>
          </table:table-cell>
          <table:table-cell table:style-name="ce13" office:value-type="string" calcext:value-type="string">
            <text:p>Kentucky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220955" calcext:value-type="float">
            <text:p>220,955</text:p>
          </table:table-cell>
          <table:table-cell table:style-name="ce16" office:value-type="float" office:value="406511" calcext:value-type="float">
            <text:p>406,511</text:p>
          </table:table-cell>
          <table:table-cell table:style-name="ce16" office:value-type="float" office:value="564317" calcext:value-type="float">
            <text:p>564,317</text:p>
          </table:table-cell>
          <table:table-cell table:style-name="ce16" office:value-type="float" office:value="687917" calcext:value-type="float">
            <text:p>687,917</text:p>
          </table:table-cell>
          <table:table-cell office:value-type="float" office:value="21.9025831226066" calcext:value-type="float">
            <text:p>21.90</text:p>
          </table:table-cell>
          <table:table-cell table:style-name="ce16" office:value-type="float" office:value="779828" calcext:value-type="float">
            <text:p>779,828</text:p>
          </table:table-cell>
          <table:table-cell table:style-name="ce16" office:value-type="float" office:value="982405" calcext:value-type="float">
            <text:p>982,405</text:p>
          </table:table-cell>
          <table:table-cell table:style-name="ce16" office:value-type="float" office:value="1155684" calcext:value-type="float">
            <text:p>1,155,684</text:p>
          </table:table-cell>
          <table:table-cell table:style-name="ce16" office:value-type="float" office:value="1321011" calcext:value-type="float">
            <text:p>1,321,011</text:p>
          </table:table-cell>
          <table:table-cell table:style-name="ce16" office:value-type="float" office:value="1648690" calcext:value-type="float">
            <text:p>1,648,690</text:p>
          </table:table-cell>
          <table:table-cell table:style-name="ce16" office:value-type="float" office:value="1858635" calcext:value-type="float">
            <text:p>1,858,635</text:p>
          </table:table-cell>
          <table:table-cell table:style-name="ce16" office:value-type="float" office:value="2147174" calcext:value-type="float">
            <text:p>2,147,174</text:p>
          </table:table-cell>
          <table:table-cell table:style-name="ce16" office:value-type="float" office:value="2289905" calcext:value-type="float">
            <text:p>2,289,905</text:p>
          </table:table-cell>
          <table:table-cell table:style-name="ce16" office:value-type="float" office:value="2416630" calcext:value-type="float">
            <text:p>2,416,630</text:p>
          </table:table-cell>
          <table:table-cell table:style-name="ce16" office:value-type="float" office:value="2614589" calcext:value-type="float">
            <text:p>2,614,589</text:p>
          </table:table-cell>
          <table:table-cell table:style-name="ce16" office:value-type="float" office:value="2845627" calcext:value-type="float">
            <text:p>2,845,627</text:p>
          </table:table-cell>
          <table:table-cell table:style-name="ce16" office:value-type="float" office:value="2944806" calcext:value-type="float">
            <text:p>2,944,806</text:p>
          </table:table-cell>
          <table:table-cell table:style-name="ce16" office:value-type="float" office:value="3038156" calcext:value-type="float">
            <text:p>3,038,156</text:p>
          </table:table-cell>
          <table:table-cell table:style-name="ce16" office:value-type="float" office:value="3218706" calcext:value-type="float">
            <text:p>3,218,706</text:p>
          </table:table-cell>
          <table:table-cell table:style-name="ce16" office:value-type="float" office:value="3660777" calcext:value-type="float">
            <text:p>3,660,777</text:p>
          </table:table-cell>
          <table:table-cell table:style-name="ce7" office:value-type="float" office:value="3685296" calcext:value-type="float">
            <text:p>3685296</text:p>
          </table:table-cell>
          <table:table-cell table:style-name="ce7" office:value-type="float" office:value="4041769" calcext:value-type="float">
            <text:p>4041769</text:p>
          </table:table-cell>
          <table:table-cell table:style-name="ce18" office:value-type="float" office:value="4499692" calcext:value-type="float">
            <text:p>4499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N</text:p>
          </table:table-cell>
          <table:table-cell table:style-name="ce13" office:value-type="string" calcext:value-type="string">
            <text:p>Tennessee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05602" calcext:value-type="float">
            <text:p>105,602</text:p>
          </table:table-cell>
          <table:table-cell table:style-name="ce16" office:value-type="float" office:value="261727" calcext:value-type="float">
            <text:p>261,727</text:p>
          </table:table-cell>
          <table:table-cell table:style-name="ce16" office:value-type="float" office:value="422823" calcext:value-type="float">
            <text:p>422,823</text:p>
          </table:table-cell>
          <table:table-cell table:style-name="ce16" office:value-type="float" office:value="681904" calcext:value-type="float">
            <text:p>681,904</text:p>
          </table:table-cell>
          <table:table-cell office:value-type="float" office:value="61.2741028751984" calcext:value-type="float">
            <text:p>61.27</text:p>
          </table:table-cell>
          <table:table-cell table:style-name="ce16" office:value-type="float" office:value="829210" calcext:value-type="float">
            <text:p>829,210</text:p>
          </table:table-cell>
          <table:table-cell table:style-name="ce16" office:value-type="float" office:value="1002717" calcext:value-type="float">
            <text:p>1,002,717</text:p>
          </table:table-cell>
          <table:table-cell table:style-name="ce16" office:value-type="float" office:value="1109801" calcext:value-type="float">
            <text:p>1,109,801</text:p>
          </table:table-cell>
          <table:table-cell table:style-name="ce16" office:value-type="float" office:value="1258520" calcext:value-type="float">
            <text:p>1,258,520</text:p>
          </table:table-cell>
          <table:table-cell table:style-name="ce16" office:value-type="float" office:value="1542359" calcext:value-type="float">
            <text:p>1,542,359</text:p>
          </table:table-cell>
          <table:table-cell table:style-name="ce16" office:value-type="float" office:value="1767518" calcext:value-type="float">
            <text:p>1,767,518</text:p>
          </table:table-cell>
          <table:table-cell table:style-name="ce16" office:value-type="float" office:value="2020616" calcext:value-type="float">
            <text:p>2,020,616</text:p>
          </table:table-cell>
          <table:table-cell table:style-name="ce16" office:value-type="float" office:value="2184789" calcext:value-type="float">
            <text:p>2,184,789</text:p>
          </table:table-cell>
          <table:table-cell table:style-name="ce16" office:value-type="float" office:value="2337885" calcext:value-type="float">
            <text:p>2,337,885</text:p>
          </table:table-cell>
          <table:table-cell table:style-name="ce16" office:value-type="float" office:value="2616556" calcext:value-type="float">
            <text:p>2,616,556</text:p>
          </table:table-cell>
          <table:table-cell table:style-name="ce16" office:value-type="float" office:value="2915841" calcext:value-type="float">
            <text:p>2,915,841</text:p>
          </table:table-cell>
          <table:table-cell table:style-name="ce16" office:value-type="float" office:value="3291718" calcext:value-type="float">
            <text:p>3,291,718</text:p>
          </table:table-cell>
          <table:table-cell table:style-name="ce16" office:value-type="float" office:value="3567089" calcext:value-type="float">
            <text:p>3,567,089</text:p>
          </table:table-cell>
          <table:table-cell table:style-name="ce16" office:value-type="float" office:value="3923687" calcext:value-type="float">
            <text:p>3,923,687</text:p>
          </table:table-cell>
          <table:table-cell table:style-name="ce16" office:value-type="float" office:value="4591120" calcext:value-type="float">
            <text:p>4,591,120</text:p>
          </table:table-cell>
          <table:table-cell table:style-name="ce7" office:value-type="float" office:value="4877185" calcext:value-type="float">
            <text:p>4877185</text:p>
          </table:table-cell>
          <table:table-cell table:style-name="ce7" office:value-type="float" office:value="5689283" calcext:value-type="float">
            <text:p>5689283</text:p>
          </table:table-cell>
          <table:table-cell table:style-name="ce18" office:value-type="float" office:value="6897576" calcext:value-type="float">
            <text:p>689757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OH</text:p>
          </table:table-cell>
          <table:table-cell table:style-name="ce13" office:value-type="string" calcext:value-type="string">
            <text:p>Ohio</text:p>
          </table:table-cell>
          <table:table-cell table:number-columns-repeated="2"/>
          <table:table-cell table:style-name="ce13"/>
          <table:table-cell/>
          <table:table-cell table:style-name="ce16"/>
          <table:table-cell table:style-name="ce16" office:value-type="float" office:value="230760" calcext:value-type="float">
            <text:p>230,760</text:p>
          </table:table-cell>
          <table:table-cell table:style-name="ce16" office:value-type="float" office:value="581434" calcext:value-type="float">
            <text:p>581,434</text:p>
          </table:table-cell>
          <table:table-cell table:style-name="ce16" office:value-type="float" office:value="937903" calcext:value-type="float">
            <text:p>937,903</text:p>
          </table:table-cell>
          <table:table-cell office:value-type="float" office:value="61.3085922047902" calcext:value-type="float">
            <text:p>61.31</text:p>
          </table:table-cell>
          <table:table-cell table:style-name="ce16" office:value-type="float" office:value="1519467" calcext:value-type="float">
            <text:p>1,519,467</text:p>
          </table:table-cell>
          <table:table-cell table:style-name="ce16" office:value-type="float" office:value="1980329" calcext:value-type="float">
            <text:p>1,980,329</text:p>
          </table:table-cell>
          <table:table-cell table:style-name="ce16" office:value-type="float" office:value="2339511" calcext:value-type="float">
            <text:p>2,339,511</text:p>
          </table:table-cell>
          <table:table-cell table:style-name="ce16" office:value-type="float" office:value="2665260" calcext:value-type="float">
            <text:p>2,665,260</text:p>
          </table:table-cell>
          <table:table-cell table:style-name="ce16" office:value-type="float" office:value="3198062" calcext:value-type="float">
            <text:p>3,198,062</text:p>
          </table:table-cell>
          <table:table-cell table:style-name="ce16" office:value-type="float" office:value="3672329" calcext:value-type="float">
            <text:p>3,672,329</text:p>
          </table:table-cell>
          <table:table-cell table:style-name="ce16" office:value-type="float" office:value="4157545" calcext:value-type="float">
            <text:p>4,157,545</text:p>
          </table:table-cell>
          <table:table-cell table:style-name="ce16" office:value-type="float" office:value="4767121" calcext:value-type="float">
            <text:p>4,767,121</text:p>
          </table:table-cell>
          <table:table-cell table:style-name="ce16" office:value-type="float" office:value="5759394" calcext:value-type="float">
            <text:p>5,759,394</text:p>
          </table:table-cell>
          <table:table-cell table:style-name="ce16" office:value-type="float" office:value="6646697" calcext:value-type="float">
            <text:p>6,646,697</text:p>
          </table:table-cell>
          <table:table-cell table:style-name="ce16" office:value-type="float" office:value="6907612" calcext:value-type="float">
            <text:p>6,907,612</text:p>
          </table:table-cell>
          <table:table-cell table:style-name="ce16" office:value-type="float" office:value="7946627" calcext:value-type="float">
            <text:p>7,946,627</text:p>
          </table:table-cell>
          <table:table-cell table:style-name="ce16" office:value-type="float" office:value="9706397" calcext:value-type="float">
            <text:p>9,706,397</text:p>
          </table:table-cell>
          <table:table-cell table:style-name="ce16" office:value-type="float" office:value="10652017" calcext:value-type="float">
            <text:p>10,652,017</text:p>
          </table:table-cell>
          <table:table-cell table:style-name="ce16" office:value-type="float" office:value="10797630" calcext:value-type="float">
            <text:p>10,797,630</text:p>
          </table:table-cell>
          <table:table-cell table:style-name="ce7" office:value-type="float" office:value="10847115" calcext:value-type="float">
            <text:p>10847115</text:p>
          </table:table-cell>
          <table:table-cell table:style-name="ce7" office:value-type="float" office:value="11353140" calcext:value-type="float">
            <text:p>11353140</text:p>
          </table:table-cell>
          <table:table-cell table:style-name="ce18" office:value-type="float" office:value="11747694" calcext:value-type="float">
            <text:p>1174769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LA</text:p>
          </table:table-cell>
          <table:table-cell table:style-name="ce13" office:value-type="string" calcext:value-type="string">
            <text:p>Louisiana</text:p>
          </table:table-cell>
          <table:table-cell table:number-columns-repeated="2"/>
          <table:table-cell table:style-name="ce13"/>
          <table:table-cell table:number-columns-repeated="2"/>
          <table:table-cell table:style-name="ce16"/>
          <table:table-cell table:style-name="ce16" office:value-type="float" office:value="153407" calcext:value-type="float">
            <text:p>153,407</text:p>
          </table:table-cell>
          <table:table-cell table:style-name="ce16" office:value-type="float" office:value="215739" calcext:value-type="float">
            <text:p>215,739</text:p>
          </table:table-cell>
          <table:table-cell office:value-type="float" office:value="40.6317834257889" calcext:value-type="float">
            <text:p>40.63</text:p>
          </table:table-cell>
          <table:table-cell table:style-name="ce16" office:value-type="float" office:value="352411" calcext:value-type="float">
            <text:p>352,411</text:p>
          </table:table-cell>
          <table:table-cell table:style-name="ce16" office:value-type="float" office:value="517762" calcext:value-type="float">
            <text:p>517,762</text:p>
          </table:table-cell>
          <table:table-cell table:style-name="ce16" office:value-type="float" office:value="708002" calcext:value-type="float">
            <text:p>708,002</text:p>
          </table:table-cell>
          <table:table-cell table:style-name="ce16" office:value-type="float" office:value="726915" calcext:value-type="float">
            <text:p>726,915</text:p>
          </table:table-cell>
          <table:table-cell table:style-name="ce16" office:value-type="float" office:value="939946" calcext:value-type="float">
            <text:p>939,946</text:p>
          </table:table-cell>
          <table:table-cell table:style-name="ce16" office:value-type="float" office:value="1118588" calcext:value-type="float">
            <text:p>1,118,588</text:p>
          </table:table-cell>
          <table:table-cell table:style-name="ce16" office:value-type="float" office:value="1381625" calcext:value-type="float">
            <text:p>1,381,625</text:p>
          </table:table-cell>
          <table:table-cell table:style-name="ce16" office:value-type="float" office:value="1656388" calcext:value-type="float">
            <text:p>1,656,388</text:p>
          </table:table-cell>
          <table:table-cell table:style-name="ce16" office:value-type="float" office:value="1798509" calcext:value-type="float">
            <text:p>1,798,509</text:p>
          </table:table-cell>
          <table:table-cell table:style-name="ce16" office:value-type="float" office:value="2101593" calcext:value-type="float">
            <text:p>2,101,593</text:p>
          </table:table-cell>
          <table:table-cell table:style-name="ce16" office:value-type="float" office:value="2363880" calcext:value-type="float">
            <text:p>2,363,880</text:p>
          </table:table-cell>
          <table:table-cell table:style-name="ce16" office:value-type="float" office:value="2683516" calcext:value-type="float">
            <text:p>2,683,516</text:p>
          </table:table-cell>
          <table:table-cell table:style-name="ce16" office:value-type="float" office:value="3257022" calcext:value-type="float">
            <text:p>3,257,022</text:p>
          </table:table-cell>
          <table:table-cell table:style-name="ce16" office:value-type="float" office:value="3641306" calcext:value-type="float">
            <text:p>3,641,306</text:p>
          </table:table-cell>
          <table:table-cell table:style-name="ce16" office:value-type="float" office:value="4205900" calcext:value-type="float">
            <text:p>4,205,900</text:p>
          </table:table-cell>
          <table:table-cell table:style-name="ce7" office:value-type="float" office:value="4219973" calcext:value-type="float">
            <text:p>4219973</text:p>
          </table:table-cell>
          <table:table-cell table:style-name="ce7" office:value-type="float" office:value="4468976" calcext:value-type="float">
            <text:p>4468976</text:p>
          </table:table-cell>
          <table:table-cell table:style-name="ce18" office:value-type="float" office:value="4645184" calcext:value-type="float">
            <text:p>46451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</text:p>
          </table:table-cell>
          <table:table-cell table:style-name="ce13" office:value-type="string" calcext:value-type="string">
            <text:p>Indian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47178" calcext:value-type="float">
            <text:p>147,178</text:p>
          </table:table-cell>
          <table:table-cell table:style-name="ce16" office:value-type="float" office:value="343031" calcext:value-type="float">
            <text:p>343,031</text:p>
          </table:table-cell>
          <table:table-cell office:value-type="float" office:value="133.072198290505" calcext:value-type="float">
            <text:p>133.07</text:p>
          </table:table-cell>
          <table:table-cell table:style-name="ce16" office:value-type="float" office:value="685866" calcext:value-type="float">
            <text:p>685,866</text:p>
          </table:table-cell>
          <table:table-cell table:style-name="ce16" office:value-type="float" office:value="988416" calcext:value-type="float">
            <text:p>988,416</text:p>
          </table:table-cell>
          <table:table-cell table:style-name="ce16" office:value-type="float" office:value="1350428" calcext:value-type="float">
            <text:p>1,350,428</text:p>
          </table:table-cell>
          <table:table-cell table:style-name="ce16" office:value-type="float" office:value="1680637" calcext:value-type="float">
            <text:p>1,680,637</text:p>
          </table:table-cell>
          <table:table-cell table:style-name="ce16" office:value-type="float" office:value="1978301" calcext:value-type="float">
            <text:p>1,978,301</text:p>
          </table:table-cell>
          <table:table-cell table:style-name="ce16" office:value-type="float" office:value="2192404" calcext:value-type="float">
            <text:p>2,192,404</text:p>
          </table:table-cell>
          <table:table-cell table:style-name="ce16" office:value-type="float" office:value="2516462" calcext:value-type="float">
            <text:p>2,516,462</text:p>
          </table:table-cell>
          <table:table-cell table:style-name="ce16" office:value-type="float" office:value="2700876" calcext:value-type="float">
            <text:p>2,700,876</text:p>
          </table:table-cell>
          <table:table-cell table:style-name="ce16" office:value-type="float" office:value="2930390" calcext:value-type="float">
            <text:p>2,930,390</text:p>
          </table:table-cell>
          <table:table-cell table:style-name="ce16" office:value-type="float" office:value="3238503" calcext:value-type="float">
            <text:p>3,238,503</text:p>
          </table:table-cell>
          <table:table-cell table:style-name="ce16" office:value-type="float" office:value="3427796" calcext:value-type="float">
            <text:p>3,427,796</text:p>
          </table:table-cell>
          <table:table-cell table:style-name="ce16" office:value-type="float" office:value="3934224" calcext:value-type="float">
            <text:p>3,934,224</text:p>
          </table:table-cell>
          <table:table-cell table:style-name="ce16" office:value-type="float" office:value="4662498" calcext:value-type="float">
            <text:p>4,662,498</text:p>
          </table:table-cell>
          <table:table-cell table:style-name="ce16" office:value-type="float" office:value="5193669" calcext:value-type="float">
            <text:p>5,193,669</text:p>
          </table:table-cell>
          <table:table-cell table:style-name="ce16" office:value-type="float" office:value="5490224" calcext:value-type="float">
            <text:p>5,490,224</text:p>
          </table:table-cell>
          <table:table-cell table:style-name="ce7" office:value-type="float" office:value="5544159" calcext:value-type="float">
            <text:p>5544159</text:p>
          </table:table-cell>
          <table:table-cell table:style-name="ce7" office:value-type="float" office:value="6080485" calcext:value-type="float">
            <text:p>6080485</text:p>
          </table:table-cell>
          <table:table-cell table:style-name="ce18" office:value-type="float" office:value="6745354" calcext:value-type="float">
            <text:p>67453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S</text:p>
          </table:table-cell>
          <table:table-cell table:style-name="ce13" office:value-type="string" calcext:value-type="string">
            <text:p>Mississippi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75448" calcext:value-type="float">
            <text:p>75,448</text:p>
          </table:table-cell>
          <table:table-cell table:style-name="ce16" office:value-type="float" office:value="136621" calcext:value-type="float">
            <text:p>136,621</text:p>
          </table:table-cell>
          <table:table-cell office:value-type="float" office:value="81.0796840207825" calcext:value-type="float">
            <text:p>81.08</text:p>
          </table:table-cell>
          <table:table-cell table:style-name="ce16" office:value-type="float" office:value="375651" calcext:value-type="float">
            <text:p>375,651</text:p>
          </table:table-cell>
          <table:table-cell table:style-name="ce16" office:value-type="float" office:value="606526" calcext:value-type="float">
            <text:p>606,526</text:p>
          </table:table-cell>
          <table:table-cell table:style-name="ce16" office:value-type="float" office:value="791305" calcext:value-type="float">
            <text:p>791,305</text:p>
          </table:table-cell>
          <table:table-cell table:style-name="ce16" office:value-type="float" office:value="827922" calcext:value-type="float">
            <text:p>827,922</text:p>
          </table:table-cell>
          <table:table-cell table:style-name="ce16" office:value-type="float" office:value="1131597" calcext:value-type="float">
            <text:p>1,131,597</text:p>
          </table:table-cell>
          <table:table-cell table:style-name="ce16" office:value-type="float" office:value="1289600" calcext:value-type="float">
            <text:p>1,289,600</text:p>
          </table:table-cell>
          <table:table-cell table:style-name="ce16" office:value-type="float" office:value="1551270" calcext:value-type="float">
            <text:p>1,551,270</text:p>
          </table:table-cell>
          <table:table-cell table:style-name="ce16" office:value-type="float" office:value="1797114" calcext:value-type="float">
            <text:p>1,797,114</text:p>
          </table:table-cell>
          <table:table-cell table:style-name="ce16" office:value-type="float" office:value="1790618" calcext:value-type="float">
            <text:p>1,790,618</text:p>
          </table:table-cell>
          <table:table-cell table:style-name="ce16" office:value-type="float" office:value="2009821" calcext:value-type="float">
            <text:p>2,009,821</text:p>
          </table:table-cell>
          <table:table-cell table:style-name="ce16" office:value-type="float" office:value="2183796" calcext:value-type="float">
            <text:p>2,183,796</text:p>
          </table:table-cell>
          <table:table-cell table:style-name="ce16" office:value-type="float" office:value="2178914" calcext:value-type="float">
            <text:p>2,178,914</text:p>
          </table:table-cell>
          <table:table-cell table:style-name="ce16" office:value-type="float" office:value="2178141" calcext:value-type="float">
            <text:p>2,178,141</text:p>
          </table:table-cell>
          <table:table-cell table:style-name="ce16" office:value-type="float" office:value="2216912" calcext:value-type="float">
            <text:p>2,216,912</text:p>
          </table:table-cell>
          <table:table-cell table:style-name="ce16" office:value-type="float" office:value="2520638" calcext:value-type="float">
            <text:p>2,520,638</text:p>
          </table:table-cell>
          <table:table-cell table:style-name="ce7" office:value-type="float" office:value="2573216" calcext:value-type="float">
            <text:p>2573216</text:p>
          </table:table-cell>
          <table:table-cell table:style-name="ce7" office:value-type="float" office:value="2844658" calcext:value-type="float">
            <text:p>2844658</text:p>
          </table:table-cell>
          <table:table-cell table:style-name="ce18" office:value-type="float" office:value="2989260" calcext:value-type="float">
            <text:p>298926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L</text:p>
          </table:table-cell>
          <table:table-cell table:style-name="ce13" office:value-type="string" calcext:value-type="string">
            <text:p>Illinois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55211" calcext:value-type="float">
            <text:p>55,211</text:p>
          </table:table-cell>
          <table:table-cell table:style-name="ce16" office:value-type="float" office:value="157445" calcext:value-type="float">
            <text:p>157,445</text:p>
          </table:table-cell>
          <table:table-cell office:value-type="float" office:value="185.169621995617" calcext:value-type="float">
            <text:p>185.17</text:p>
          </table:table-cell>
          <table:table-cell table:style-name="ce16" office:value-type="float" office:value="476183" calcext:value-type="float">
            <text:p>476,183</text:p>
          </table:table-cell>
          <table:table-cell table:style-name="ce16" office:value-type="float" office:value="851470" calcext:value-type="float">
            <text:p>851,470</text:p>
          </table:table-cell>
          <table:table-cell table:style-name="ce16" office:value-type="float" office:value="1711951" calcext:value-type="float">
            <text:p>1,711,951</text:p>
          </table:table-cell>
          <table:table-cell table:style-name="ce16" office:value-type="float" office:value="2539891" calcext:value-type="float">
            <text:p>2,539,891</text:p>
          </table:table-cell>
          <table:table-cell table:style-name="ce16" office:value-type="float" office:value="3077871" calcext:value-type="float">
            <text:p>3,077,871</text:p>
          </table:table-cell>
          <table:table-cell table:style-name="ce16" office:value-type="float" office:value="3826352" calcext:value-type="float">
            <text:p>3,826,352</text:p>
          </table:table-cell>
          <table:table-cell table:style-name="ce16" office:value-type="float" office:value="4821550" calcext:value-type="float">
            <text:p>4,821,550</text:p>
          </table:table-cell>
          <table:table-cell table:style-name="ce16" office:value-type="float" office:value="5638591" calcext:value-type="float">
            <text:p>5,638,591</text:p>
          </table:table-cell>
          <table:table-cell table:style-name="ce16" office:value-type="float" office:value="6485280" calcext:value-type="float">
            <text:p>6,485,280</text:p>
          </table:table-cell>
          <table:table-cell table:style-name="ce16" office:value-type="float" office:value="7630654" calcext:value-type="float">
            <text:p>7,630,654</text:p>
          </table:table-cell>
          <table:table-cell table:style-name="ce16" office:value-type="float" office:value="7897241" calcext:value-type="float">
            <text:p>7,897,241</text:p>
          </table:table-cell>
          <table:table-cell table:style-name="ce16" office:value-type="float" office:value="8712176" calcext:value-type="float">
            <text:p>8,712,176</text:p>
          </table:table-cell>
          <table:table-cell table:style-name="ce16" office:value-type="float" office:value="10081158" calcext:value-type="float">
            <text:p>10,081,158</text:p>
          </table:table-cell>
          <table:table-cell table:style-name="ce16" office:value-type="float" office:value="11113976" calcext:value-type="float">
            <text:p>11,113,976</text:p>
          </table:table-cell>
          <table:table-cell table:style-name="ce16" office:value-type="float" office:value="11426518" calcext:value-type="float">
            <text:p>11,426,518</text:p>
          </table:table-cell>
          <table:table-cell table:style-name="ce7" office:value-type="float" office:value="11430602" calcext:value-type="float">
            <text:p>11430602</text:p>
          </table:table-cell>
          <table:table-cell table:style-name="ce7" office:value-type="float" office:value="12419293" calcext:value-type="float">
            <text:p>12419293</text:p>
          </table:table-cell>
          <table:table-cell table:style-name="ce18" office:value-type="float" office:value="12659682" calcext:value-type="float">
            <text:p>126596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</text:p>
          </table:table-cell>
          <table:table-cell table:style-name="ce13" office:value-type="string" calcext:value-type="string">
            <text:p>Alabam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27901" calcext:value-type="float">
            <text:p>127,901</text:p>
          </table:table-cell>
          <table:table-cell table:style-name="ce16" office:value-type="float" office:value="309527" calcext:value-type="float">
            <text:p>309,527</text:p>
          </table:table-cell>
          <table:table-cell office:value-type="float" office:value="142.00514460403" calcext:value-type="float">
            <text:p>142.01</text:p>
          </table:table-cell>
          <table:table-cell table:style-name="ce16" office:value-type="float" office:value="590756" calcext:value-type="float">
            <text:p>590,756</text:p>
          </table:table-cell>
          <table:table-cell table:style-name="ce16" office:value-type="float" office:value="771623" calcext:value-type="float">
            <text:p>771,623</text:p>
          </table:table-cell>
          <table:table-cell table:style-name="ce16" office:value-type="float" office:value="964201" calcext:value-type="float">
            <text:p>964,201</text:p>
          </table:table-cell>
          <table:table-cell table:style-name="ce16" office:value-type="float" office:value="996992" calcext:value-type="float">
            <text:p>996,992</text:p>
          </table:table-cell>
          <table:table-cell table:style-name="ce16" office:value-type="float" office:value="1262505" calcext:value-type="float">
            <text:p>1,262,505</text:p>
          </table:table-cell>
          <table:table-cell table:style-name="ce16" office:value-type="float" office:value="1513401" calcext:value-type="float">
            <text:p>1,513,401</text:p>
          </table:table-cell>
          <table:table-cell table:style-name="ce16" office:value-type="float" office:value="1828697" calcext:value-type="float">
            <text:p>1,828,697</text:p>
          </table:table-cell>
          <table:table-cell table:style-name="ce16" office:value-type="float" office:value="2138093" calcext:value-type="float">
            <text:p>2,138,093</text:p>
          </table:table-cell>
          <table:table-cell table:style-name="ce16" office:value-type="float" office:value="2348174" calcext:value-type="float">
            <text:p>2,348,174</text:p>
          </table:table-cell>
          <table:table-cell table:style-name="ce16" office:value-type="float" office:value="2646248" calcext:value-type="float">
            <text:p>2,646,248</text:p>
          </table:table-cell>
          <table:table-cell table:style-name="ce16" office:value-type="float" office:value="2832961" calcext:value-type="float">
            <text:p>2,832,961</text:p>
          </table:table-cell>
          <table:table-cell table:style-name="ce16" office:value-type="float" office:value="3061743" calcext:value-type="float">
            <text:p>3,061,743</text:p>
          </table:table-cell>
          <table:table-cell table:style-name="ce16" office:value-type="float" office:value="3266740" calcext:value-type="float">
            <text:p>3,266,740</text:p>
          </table:table-cell>
          <table:table-cell table:style-name="ce16" office:value-type="float" office:value="3444165" calcext:value-type="float">
            <text:p>3,444,165</text:p>
          </table:table-cell>
          <table:table-cell table:style-name="ce16" office:value-type="float" office:value="3893888" calcext:value-type="float">
            <text:p>3,893,888</text:p>
          </table:table-cell>
          <table:table-cell table:style-name="ce7" office:value-type="float" office:value="4040587" calcext:value-type="float">
            <text:p>4040587</text:p>
          </table:table-cell>
          <table:table-cell table:style-name="ce7" office:value-type="float" office:value="4447100" calcext:value-type="float">
            <text:p>4447100</text:p>
          </table:table-cell>
          <table:table-cell table:style-name="ce18" office:value-type="float" office:value="4908621" calcext:value-type="float">
            <text:p>49086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E</text:p>
          </table:table-cell>
          <table:table-cell table:style-name="ce13" office:value-type="string" calcext:value-type="string">
            <text:p>Maine</text:p>
          </table:table-cell>
          <table:table-cell table:number-columns-repeated="2"/>
          <table:table-cell table:style-name="ce13"/>
          <table:table-cell table:style-name="ce16" table:number-columns-repeated="3"/>
          <table:table-cell table:style-name="ce16" office:value-type="float" office:value="298335" calcext:value-type="float">
            <text:p>298,335</text:p>
          </table:table-cell>
          <table:table-cell table:style-name="ce16" office:value-type="float" office:value="399455" calcext:value-type="float">
            <text:p>399,455</text:p>
          </table:table-cell>
          <table:table-cell office:value-type="float" office:value="33.8947827107111" calcext:value-type="float">
            <text:p>33.89</text:p>
          </table:table-cell>
          <table:table-cell table:style-name="ce16" office:value-type="float" office:value="501793" calcext:value-type="float">
            <text:p>501,793</text:p>
          </table:table-cell>
          <table:table-cell table:style-name="ce16" office:value-type="float" office:value="583169" calcext:value-type="float">
            <text:p>583,169</text:p>
          </table:table-cell>
          <table:table-cell table:style-name="ce16" office:value-type="float" office:value="628279" calcext:value-type="float">
            <text:p>628,279</text:p>
          </table:table-cell>
          <table:table-cell table:style-name="ce16" office:value-type="float" office:value="626915" calcext:value-type="float">
            <text:p>626,915</text:p>
          </table:table-cell>
          <table:table-cell table:style-name="ce16" office:value-type="float" office:value="648936" calcext:value-type="float">
            <text:p>648,936</text:p>
          </table:table-cell>
          <table:table-cell table:style-name="ce16" office:value-type="float" office:value="661086" calcext:value-type="float">
            <text:p>661,086</text:p>
          </table:table-cell>
          <table:table-cell table:style-name="ce16" office:value-type="float" office:value="694466" calcext:value-type="float">
            <text:p>694,466</text:p>
          </table:table-cell>
          <table:table-cell table:style-name="ce16" office:value-type="float" office:value="742371" calcext:value-type="float">
            <text:p>742,371</text:p>
          </table:table-cell>
          <table:table-cell table:style-name="ce16" office:value-type="float" office:value="768014" calcext:value-type="float">
            <text:p>768,014</text:p>
          </table:table-cell>
          <table:table-cell table:style-name="ce16" office:value-type="float" office:value="797423" calcext:value-type="float">
            <text:p>797,423</text:p>
          </table:table-cell>
          <table:table-cell table:style-name="ce16" office:value-type="float" office:value="847226" calcext:value-type="float">
            <text:p>847,226</text:p>
          </table:table-cell>
          <table:table-cell table:style-name="ce16" office:value-type="float" office:value="913774" calcext:value-type="float">
            <text:p>913,774</text:p>
          </table:table-cell>
          <table:table-cell table:style-name="ce16" office:value-type="float" office:value="969265" calcext:value-type="float">
            <text:p>969,265</text:p>
          </table:table-cell>
          <table:table-cell table:style-name="ce16" office:value-type="float" office:value="992048" calcext:value-type="float">
            <text:p>992,048</text:p>
          </table:table-cell>
          <table:table-cell table:style-name="ce16" office:value-type="float" office:value="1124660" calcext:value-type="float">
            <text:p>1,124,660</text:p>
          </table:table-cell>
          <table:table-cell table:style-name="ce7" office:value-type="float" office:value="1227928" calcext:value-type="float">
            <text:p>1227928</text:p>
          </table:table-cell>
          <table:table-cell table:style-name="ce7" office:value-type="float" office:value="1274923" calcext:value-type="float">
            <text:p>1274923</text:p>
          </table:table-cell>
          <table:table-cell table:style-name="ce18" office:value-type="float" office:value="1345790" calcext:value-type="float">
            <text:p>134579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 table:style-name="ce10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MO</text:p>
          </table:table-cell>
          <table:table-cell table:style-name="ce13" office:value-type="string" calcext:value-type="string">
            <text:p>Missouri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ce16" office:value-type="float" office:value="140455" calcext:value-type="float">
            <text:p>140,455</text:p>
          </table:table-cell>
          <table:table-cell/>
          <table:table-cell table:style-name="ce16" office:value-type="float" office:value="383702" calcext:value-type="float">
            <text:p>383,702</text:p>
          </table:table-cell>
          <table:table-cell table:style-name="ce16" office:value-type="float" office:value="682044" calcext:value-type="float">
            <text:p>682,044</text:p>
          </table:table-cell>
          <table:table-cell table:style-name="ce16" office:value-type="float" office:value="1182012" calcext:value-type="float">
            <text:p>1,182,012</text:p>
          </table:table-cell>
          <table:table-cell table:style-name="ce16" office:value-type="float" office:value="1721295" calcext:value-type="float">
            <text:p>1,721,295</text:p>
          </table:table-cell>
          <table:table-cell table:style-name="ce16" office:value-type="float" office:value="2168380" calcext:value-type="float">
            <text:p>2,168,380</text:p>
          </table:table-cell>
          <table:table-cell table:style-name="ce16" office:value-type="float" office:value="2679185" calcext:value-type="float">
            <text:p>2,679,185</text:p>
          </table:table-cell>
          <table:table-cell table:style-name="ce16" office:value-type="float" office:value="3106665" calcext:value-type="float">
            <text:p>3,106,665</text:p>
          </table:table-cell>
          <table:table-cell table:style-name="ce16" office:value-type="float" office:value="3293335" calcext:value-type="float">
            <text:p>3,293,335</text:p>
          </table:table-cell>
          <table:table-cell table:style-name="ce16" office:value-type="float" office:value="3404055" calcext:value-type="float">
            <text:p>3,404,055</text:p>
          </table:table-cell>
          <table:table-cell table:style-name="ce16" office:value-type="float" office:value="3629367" calcext:value-type="float">
            <text:p>3,629,367</text:p>
          </table:table-cell>
          <table:table-cell table:style-name="ce16" office:value-type="float" office:value="3784664" calcext:value-type="float">
            <text:p>3,784,664</text:p>
          </table:table-cell>
          <table:table-cell table:style-name="ce16" office:value-type="float" office:value="3954653" calcext:value-type="float">
            <text:p>3,954,653</text:p>
          </table:table-cell>
          <table:table-cell table:style-name="ce16" office:value-type="float" office:value="4319813" calcext:value-type="float">
            <text:p>4,319,813</text:p>
          </table:table-cell>
          <table:table-cell table:style-name="ce16" office:value-type="float" office:value="4676501" calcext:value-type="float">
            <text:p>4,676,501</text:p>
          </table:table-cell>
          <table:table-cell table:style-name="ce16" office:value-type="float" office:value="4916686" calcext:value-type="float">
            <text:p>4,916,686</text:p>
          </table:table-cell>
          <table:table-cell table:style-name="ce7" office:value-type="float" office:value="5117073" calcext:value-type="float">
            <text:p>5117073</text:p>
          </table:table-cell>
          <table:table-cell table:style-name="ce7" office:value-type="float" office:value="5595211" calcext:value-type="float">
            <text:p>5595211</text:p>
          </table:table-cell>
          <table:table-cell table:style-name="ce18" office:value-type="float" office:value="6169270" calcext:value-type="float">
            <text:p>616927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 table:style-name="ce10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AR</text:p>
          </table:table-cell>
          <table:table-cell table:style-name="ce13" office:value-type="string" calcext:value-type="string">
            <text:p>Arkansas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Default"/>
          <table:table-cell table:style-name="ce10"/>
          <table:table-cell table:style-name="ce16" office:value-type="float" office:value="97574" calcext:value-type="float">
            <text:p>97,574</text:p>
          </table:table-cell>
          <table:table-cell table:style-name="ce16" office:value-type="float" office:value="209897" calcext:value-type="float">
            <text:p>209,897</text:p>
          </table:table-cell>
          <table:table-cell table:style-name="ce16" office:value-type="float" office:value="435450" calcext:value-type="float">
            <text:p>435,450</text:p>
          </table:table-cell>
          <table:table-cell table:style-name="ce16" office:value-type="float" office:value="484471" calcext:value-type="float">
            <text:p>484,471</text:p>
          </table:table-cell>
          <table:table-cell table:style-name="ce16" office:value-type="float" office:value="802525" calcext:value-type="float">
            <text:p>802,525</text:p>
          </table:table-cell>
          <table:table-cell table:style-name="ce16" office:value-type="float" office:value="1128211" calcext:value-type="float">
            <text:p>1,128,211</text:p>
          </table:table-cell>
          <table:table-cell table:style-name="ce16" office:value-type="float" office:value="1311564" calcext:value-type="float">
            <text:p>1,311,564</text:p>
          </table:table-cell>
          <table:table-cell table:style-name="ce16" office:value-type="float" office:value="1574449" calcext:value-type="float">
            <text:p>1,574,449</text:p>
          </table:table-cell>
          <table:table-cell table:style-name="ce16" office:value-type="float" office:value="1752204" calcext:value-type="float">
            <text:p>1,752,204</text:p>
          </table:table-cell>
          <table:table-cell table:style-name="ce16" office:value-type="float" office:value="1854482" calcext:value-type="float">
            <text:p>1,854,482</text:p>
          </table:table-cell>
          <table:table-cell table:style-name="ce16" office:value-type="float" office:value="1949387" calcext:value-type="float">
            <text:p>1,949,387</text:p>
          </table:table-cell>
          <table:table-cell table:style-name="ce16" office:value-type="float" office:value="1909511" calcext:value-type="float">
            <text:p>1,909,511</text:p>
          </table:table-cell>
          <table:table-cell table:style-name="ce16" office:value-type="float" office:value="1786272" calcext:value-type="float">
            <text:p>1,786,272</text:p>
          </table:table-cell>
          <table:table-cell table:style-name="ce16" office:value-type="float" office:value="1923295" calcext:value-type="float">
            <text:p>1,923,295</text:p>
          </table:table-cell>
          <table:table-cell table:style-name="ce16" office:value-type="float" office:value="2286435" calcext:value-type="float">
            <text:p>2,286,435</text:p>
          </table:table-cell>
          <table:table-cell table:style-name="ce7" office:value-type="float" office:value="2350725" calcext:value-type="float">
            <text:p>2350725</text:p>
          </table:table-cell>
          <table:table-cell table:style-name="ce7" office:value-type="float" office:value="2673400" calcext:value-type="float">
            <text:p>2673400</text:p>
          </table:table-cell>
          <table:table-cell table:style-name="ce18" office:value-type="float" office:value="3038999" calcext:value-type="float">
            <text:p>30389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I</text:p>
          </table:table-cell>
          <table:table-cell table:style-name="ce13" office:value-type="string" calcext:value-type="string">
            <text:p>Michigan</text:p>
          </table:table-cell>
          <table:table-cell table:number-columns-repeated="2"/>
          <table:table-cell table:style-name="ce13"/>
          <table:table-cell/>
          <table:table-cell table:style-name="ce16" table:number-columns-repeated="3"/>
          <table:table-cell table:style-name="Default"/>
          <table:table-cell table:style-name="ce10"/>
          <table:table-cell table:style-name="ce16" office:value-type="float" office:value="212267" calcext:value-type="float">
            <text:p>212,267</text:p>
          </table:table-cell>
          <table:table-cell table:style-name="ce16" office:value-type="float" office:value="397654" calcext:value-type="float">
            <text:p>397,654</text:p>
          </table:table-cell>
          <table:table-cell table:style-name="ce16" office:value-type="float" office:value="749113" calcext:value-type="float">
            <text:p>749,113</text:p>
          </table:table-cell>
          <table:table-cell table:style-name="ce16" office:value-type="float" office:value="1184059" calcext:value-type="float">
            <text:p>1,184,059</text:p>
          </table:table-cell>
          <table:table-cell table:style-name="ce16" office:value-type="float" office:value="1636937" calcext:value-type="float">
            <text:p>1,636,937</text:p>
          </table:table-cell>
          <table:table-cell table:style-name="ce16" office:value-type="float" office:value="2093890" calcext:value-type="float">
            <text:p>2,093,890</text:p>
          </table:table-cell>
          <table:table-cell table:style-name="ce16" office:value-type="float" office:value="2420982" calcext:value-type="float">
            <text:p>2,420,982</text:p>
          </table:table-cell>
          <table:table-cell table:style-name="ce16" office:value-type="float" office:value="2810173" calcext:value-type="float">
            <text:p>2,810,173</text:p>
          </table:table-cell>
          <table:table-cell table:style-name="ce16" office:value-type="float" office:value="3668412" calcext:value-type="float">
            <text:p>3,668,412</text:p>
          </table:table-cell>
          <table:table-cell table:style-name="ce16" office:value-type="float" office:value="4842325" calcext:value-type="float">
            <text:p>4,842,325</text:p>
          </table:table-cell>
          <table:table-cell table:style-name="ce16" office:value-type="float" office:value="5256106" calcext:value-type="float">
            <text:p>5,256,106</text:p>
          </table:table-cell>
          <table:table-cell table:style-name="ce16" office:value-type="float" office:value="6371766" calcext:value-type="float">
            <text:p>6,371,766</text:p>
          </table:table-cell>
          <table:table-cell table:style-name="ce16" office:value-type="float" office:value="7823194" calcext:value-type="float">
            <text:p>7,823,194</text:p>
          </table:table-cell>
          <table:table-cell table:style-name="ce16" office:value-type="float" office:value="8875083" calcext:value-type="float">
            <text:p>8,875,083</text:p>
          </table:table-cell>
          <table:table-cell table:style-name="ce16" office:value-type="float" office:value="9262078" calcext:value-type="float">
            <text:p>9,262,078</text:p>
          </table:table-cell>
          <table:table-cell table:style-name="ce7" office:value-type="float" office:value="9295297" calcext:value-type="float">
            <text:p>9295297</text:p>
          </table:table-cell>
          <table:table-cell table:style-name="ce7" office:value-type="float" office:value="9938444" calcext:value-type="float">
            <text:p>9938444</text:p>
          </table:table-cell>
          <table:table-cell table:style-name="ce18" office:value-type="float" office:value="10045029" calcext:value-type="float">
            <text:p>1004502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6"/>
          <table:table-cell/>
          <table:table-cell table:style-name="Default" table:number-columns-repeated="1002"/>
          <table:table-cell table:number-columns-repeated="11"/>
        </table:table-row>
        <table:table-row table:style-name="ro2">
          <table:table-cell office:value-type="string" calcext:value-type="string">
            <text:p>FL</text:p>
          </table:table-cell>
          <table:table-cell table:style-name="ce13" office:value-type="string" calcext:value-type="string">
            <text:p>Florida</text:p>
          </table:table-cell>
          <table:table-cell table:number-columns-repeated="2"/>
          <table:table-cell table:style-name="ce13"/>
          <table:table-cell table:number-columns-repeated="6"/>
          <table:table-cell table:style-name="ce16"/>
          <table:table-cell table:style-name="ce16" office:value-type="float" office:value="87445" calcext:value-type="float">
            <text:p>87,445</text:p>
          </table:table-cell>
          <table:table-cell table:style-name="ce16" office:value-type="float" office:value="140424" calcext:value-type="float">
            <text:p>140,424</text:p>
          </table:table-cell>
          <table:table-cell table:style-name="ce16" office:value-type="float" office:value="187748" calcext:value-type="float">
            <text:p>187,748</text:p>
          </table:table-cell>
          <table:table-cell table:style-name="ce16" office:value-type="float" office:value="269493" calcext:value-type="float">
            <text:p>269,493</text:p>
          </table:table-cell>
          <table:table-cell table:style-name="ce16" office:value-type="float" office:value="391422" calcext:value-type="float">
            <text:p>391,422</text:p>
          </table:table-cell>
          <table:table-cell table:style-name="ce16" office:value-type="float" office:value="528542" calcext:value-type="float">
            <text:p>528,542</text:p>
          </table:table-cell>
          <table:table-cell table:style-name="ce16" office:value-type="float" office:value="752619" calcext:value-type="float">
            <text:p>752,619</text:p>
          </table:table-cell>
          <table:table-cell table:style-name="ce16" office:value-type="float" office:value="968470" calcext:value-type="float">
            <text:p>968,470</text:p>
          </table:table-cell>
          <table:table-cell table:style-name="ce16" office:value-type="float" office:value="1468211" calcext:value-type="float">
            <text:p>1,468,211</text:p>
          </table:table-cell>
          <table:table-cell table:style-name="ce16" office:value-type="float" office:value="1897414" calcext:value-type="float">
            <text:p>1,897,414</text:p>
          </table:table-cell>
          <table:table-cell table:style-name="ce16" office:value-type="float" office:value="2771305" calcext:value-type="float">
            <text:p>2,771,305</text:p>
          </table:table-cell>
          <table:table-cell table:style-name="ce16" office:value-type="float" office:value="4951560" calcext:value-type="float">
            <text:p>4,951,560</text:p>
          </table:table-cell>
          <table:table-cell table:style-name="ce16" office:value-type="float" office:value="6789443" calcext:value-type="float">
            <text:p>6,789,443</text:p>
          </table:table-cell>
          <table:table-cell table:style-name="ce16" office:value-type="float" office:value="9746324" calcext:value-type="float">
            <text:p>9,746,324</text:p>
          </table:table-cell>
          <table:table-cell table:style-name="ce7" office:value-type="float" office:value="12937926" calcext:value-type="float">
            <text:p>12937926</text:p>
          </table:table-cell>
          <table:table-cell table:style-name="ce7" office:value-type="float" office:value="15982378" calcext:value-type="float">
            <text:p>15982378</text:p>
          </table:table-cell>
          <table:table-cell table:style-name="ce18" office:value-type="float" office:value="21992985" calcext:value-type="float">
            <text:p>21992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X</text:p>
          </table:table-cell>
          <table:table-cell table:style-name="ce13" office:value-type="string" calcext:value-type="string">
            <text:p>Texas</text:p>
          </table:table-cell>
          <table:table-cell table:number-columns-repeated="2"/>
          <table:table-cell table:style-name="ce13"/>
          <table:table-cell table:number-columns-repeated="7"/>
          <table:table-cell table:style-name="ce16" office:value-type="float" office:value="212592" calcext:value-type="float">
            <text:p>212,592</text:p>
          </table:table-cell>
          <table:table-cell table:style-name="ce16" office:value-type="float" office:value="604215" calcext:value-type="float">
            <text:p>604,215</text:p>
          </table:table-cell>
          <table:table-cell table:style-name="ce16" office:value-type="float" office:value="818579" calcext:value-type="float">
            <text:p>818,579</text:p>
          </table:table-cell>
          <table:table-cell table:style-name="ce16" office:value-type="float" office:value="1591749" calcext:value-type="float">
            <text:p>1,591,749</text:p>
          </table:table-cell>
          <table:table-cell table:style-name="ce16" office:value-type="float" office:value="2235527" calcext:value-type="float">
            <text:p>2,235,527</text:p>
          </table:table-cell>
          <table:table-cell table:style-name="ce16" office:value-type="float" office:value="3048710" calcext:value-type="float">
            <text:p>3,048,710</text:p>
          </table:table-cell>
          <table:table-cell table:style-name="ce16" office:value-type="float" office:value="3896542" calcext:value-type="float">
            <text:p>3,896,542</text:p>
          </table:table-cell>
          <table:table-cell table:style-name="ce16" office:value-type="float" office:value="4663228" calcext:value-type="float">
            <text:p>4,663,228</text:p>
          </table:table-cell>
          <table:table-cell table:style-name="ce16" office:value-type="float" office:value="5824715" calcext:value-type="float">
            <text:p>5,824,715</text:p>
          </table:table-cell>
          <table:table-cell table:style-name="ce16" office:value-type="float" office:value="6414824" calcext:value-type="float">
            <text:p>6,414,824</text:p>
          </table:table-cell>
          <table:table-cell table:style-name="ce16" office:value-type="float" office:value="7711194" calcext:value-type="float">
            <text:p>7,711,194</text:p>
          </table:table-cell>
          <table:table-cell table:style-name="ce16" office:value-type="float" office:value="9579677" calcext:value-type="float">
            <text:p>9,579,677</text:p>
          </table:table-cell>
          <table:table-cell table:style-name="ce16" office:value-type="float" office:value="11196730" calcext:value-type="float">
            <text:p>11,196,730</text:p>
          </table:table-cell>
          <table:table-cell table:style-name="ce16" office:value-type="float" office:value="14229191" calcext:value-type="float">
            <text:p>14,229,191</text:p>
          </table:table-cell>
          <table:table-cell table:style-name="ce7" office:value-type="float" office:value="16986510" calcext:value-type="float">
            <text:p>16986510</text:p>
          </table:table-cell>
          <table:table-cell table:style-name="ce7" office:value-type="float" office:value="20851820" calcext:value-type="float">
            <text:p>20851820</text:p>
          </table:table-cell>
          <table:table-cell table:style-name="ce18" office:value-type="float" office:value="29472295" calcext:value-type="float">
            <text:p>294722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A</text:p>
          </table:table-cell>
          <table:table-cell table:style-name="ce13" office:value-type="string" calcext:value-type="string">
            <text:p>Iow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0"/>
          <table:table-cell table:style-name="ce16"/>
          <table:table-cell table:style-name="ce16" office:value-type="float" office:value="192214" calcext:value-type="float">
            <text:p>192,214</text:p>
          </table:table-cell>
          <table:table-cell table:style-name="ce16" office:value-type="float" office:value="674913" calcext:value-type="float">
            <text:p>674,913</text:p>
          </table:table-cell>
          <table:table-cell table:style-name="ce16" office:value-type="float" office:value="1194020" calcext:value-type="float">
            <text:p>1,194,020</text:p>
          </table:table-cell>
          <table:table-cell table:style-name="ce16" office:value-type="float" office:value="1624615" calcext:value-type="float">
            <text:p>1,624,615</text:p>
          </table:table-cell>
          <table:table-cell table:style-name="ce16" office:value-type="float" office:value="1912297" calcext:value-type="float">
            <text:p>1,912,297</text:p>
          </table:table-cell>
          <table:table-cell table:style-name="ce16" office:value-type="float" office:value="2231853" calcext:value-type="float">
            <text:p>2,231,853</text:p>
          </table:table-cell>
          <table:table-cell table:style-name="ce16" office:value-type="float" office:value="2224771" calcext:value-type="float">
            <text:p>2,224,771</text:p>
          </table:table-cell>
          <table:table-cell table:style-name="ce16" office:value-type="float" office:value="2404021" calcext:value-type="float">
            <text:p>2,404,021</text:p>
          </table:table-cell>
          <table:table-cell table:style-name="ce16" office:value-type="float" office:value="2470939" calcext:value-type="float">
            <text:p>2,470,939</text:p>
          </table:table-cell>
          <table:table-cell table:style-name="ce16" office:value-type="float" office:value="2538268" calcext:value-type="float">
            <text:p>2,538,268</text:p>
          </table:table-cell>
          <table:table-cell table:style-name="ce16" office:value-type="float" office:value="2621073" calcext:value-type="float">
            <text:p>2,621,073</text:p>
          </table:table-cell>
          <table:table-cell table:style-name="ce16" office:value-type="float" office:value="2757537" calcext:value-type="float">
            <text:p>2,757,537</text:p>
          </table:table-cell>
          <table:table-cell table:style-name="ce16" office:value-type="float" office:value="2824376" calcext:value-type="float">
            <text:p>2,824,376</text:p>
          </table:table-cell>
          <table:table-cell table:style-name="ce16" office:value-type="float" office:value="2913808" calcext:value-type="float">
            <text:p>2,913,808</text:p>
          </table:table-cell>
          <table:table-cell table:style-name="ce7" office:value-type="float" office:value="2776755" calcext:value-type="float">
            <text:p>2776755</text:p>
          </table:table-cell>
          <table:table-cell table:style-name="ce7" office:value-type="float" office:value="2926324" calcext:value-type="float">
            <text:p>2926324</text:p>
          </table:table-cell>
          <table:table-cell table:style-name="ce18" office:value-type="float" office:value="3179849" calcext:value-type="float">
            <text:p>31798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I</text:p>
          </table:table-cell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3"/>
          <table:table-cell table:number-columns-repeated="3"/>
          <table:table-cell table:style-name="ce16"/>
          <table:table-cell table:style-name="Default"/>
          <table:table-cell table:style-name="ce10"/>
          <table:table-cell table:style-name="ce16"/>
          <table:table-cell table:style-name="ce16" office:value-type="float" office:value="305391" calcext:value-type="float">
            <text:p>305,391</text:p>
          </table:table-cell>
          <table:table-cell table:style-name="ce16" office:value-type="float" office:value="775881" calcext:value-type="float">
            <text:p>775,881</text:p>
          </table:table-cell>
          <table:table-cell table:style-name="ce16" office:value-type="float" office:value="1054670" calcext:value-type="float">
            <text:p>1,054,670</text:p>
          </table:table-cell>
          <table:table-cell table:style-name="ce16" office:value-type="float" office:value="1315497" calcext:value-type="float">
            <text:p>1,315,497</text:p>
          </table:table-cell>
          <table:table-cell table:style-name="ce16" office:value-type="float" office:value="1693330" calcext:value-type="float">
            <text:p>1,693,330</text:p>
          </table:table-cell>
          <table:table-cell table:style-name="ce16" office:value-type="float" office:value="2069042" calcext:value-type="float">
            <text:p>2,069,042</text:p>
          </table:table-cell>
          <table:table-cell table:style-name="ce16" office:value-type="float" office:value="2333860" calcext:value-type="float">
            <text:p>2,333,860</text:p>
          </table:table-cell>
          <table:table-cell table:style-name="ce16" office:value-type="float" office:value="2632067" calcext:value-type="float">
            <text:p>2,632,067</text:p>
          </table:table-cell>
          <table:table-cell table:style-name="ce16" office:value-type="float" office:value="2939006" calcext:value-type="float">
            <text:p>2,939,006</text:p>
          </table:table-cell>
          <table:table-cell table:style-name="ce16" office:value-type="float" office:value="3137587" calcext:value-type="float">
            <text:p>3,137,587</text:p>
          </table:table-cell>
          <table:table-cell table:style-name="ce16" office:value-type="float" office:value="3434575" calcext:value-type="float">
            <text:p>3,434,575</text:p>
          </table:table-cell>
          <table:table-cell table:style-name="ce16" office:value-type="float" office:value="3951777" calcext:value-type="float">
            <text:p>3,951,777</text:p>
          </table:table-cell>
          <table:table-cell table:style-name="ce16" office:value-type="float" office:value="4417731" calcext:value-type="float">
            <text:p>4,417,731</text:p>
          </table:table-cell>
          <table:table-cell table:style-name="ce16" office:value-type="float" office:value="4705767" calcext:value-type="float">
            <text:p>4,705,767</text:p>
          </table:table-cell>
          <table:table-cell table:style-name="ce7" office:value-type="float" office:value="4891769" calcext:value-type="float">
            <text:p>4891769</text:p>
          </table:table-cell>
          <table:table-cell table:style-name="ce7" office:value-type="float" office:value="5363675" calcext:value-type="float">
            <text:p>5363675</text:p>
          </table:table-cell>
          <table:table-cell table:style-name="ce18" office:value-type="float" office:value="5851754" calcext:value-type="float">
            <text:p>58517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A</text:p>
          </table:table-cell>
          <table:table-cell table:style-name="ce13" office:value-type="string" calcext:value-type="string">
            <text:p>Californi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0"/>
          <table:table-cell/>
          <table:table-cell table:style-name="ce16" office:value-type="float" office:value="92597" calcext:value-type="float">
            <text:p>92,597</text:p>
          </table:table-cell>
          <table:table-cell table:style-name="ce16" office:value-type="float" office:value="379994" calcext:value-type="float">
            <text:p>379,994</text:p>
          </table:table-cell>
          <table:table-cell table:style-name="ce16" office:value-type="float" office:value="560247" calcext:value-type="float">
            <text:p>560,247</text:p>
          </table:table-cell>
          <table:table-cell table:style-name="ce16" office:value-type="float" office:value="864694" calcext:value-type="float">
            <text:p>864,694</text:p>
          </table:table-cell>
          <table:table-cell table:style-name="ce16" office:value-type="float" office:value="1213398" calcext:value-type="float">
            <text:p>1,213,398</text:p>
          </table:table-cell>
          <table:table-cell table:style-name="ce16" office:value-type="float" office:value="1485053" calcext:value-type="float">
            <text:p>1,485,053</text:p>
          </table:table-cell>
          <table:table-cell table:style-name="ce16" office:value-type="float" office:value="2377549" calcext:value-type="float">
            <text:p>2,377,549</text:p>
          </table:table-cell>
          <table:table-cell table:style-name="ce16" office:value-type="float" office:value="3426861" calcext:value-type="float">
            <text:p>3,426,861</text:p>
          </table:table-cell>
          <table:table-cell table:style-name="ce16" office:value-type="float" office:value="5677251" calcext:value-type="float">
            <text:p>5,677,251</text:p>
          </table:table-cell>
          <table:table-cell table:style-name="ce16" office:value-type="float" office:value="6907387" calcext:value-type="float">
            <text:p>6,907,387</text:p>
          </table:table-cell>
          <table:table-cell table:style-name="ce16" office:value-type="float" office:value="10586223" calcext:value-type="float">
            <text:p>10,586,223</text:p>
          </table:table-cell>
          <table:table-cell table:style-name="ce16" office:value-type="float" office:value="15717204" calcext:value-type="float">
            <text:p>15,717,204</text:p>
          </table:table-cell>
          <table:table-cell table:style-name="ce16" office:value-type="float" office:value="19953134" calcext:value-type="float">
            <text:p>19,953,134</text:p>
          </table:table-cell>
          <table:table-cell table:style-name="ce16" office:value-type="float" office:value="23667902" calcext:value-type="float">
            <text:p>23,667,902</text:p>
          </table:table-cell>
          <table:table-cell table:style-name="ce7" office:value-type="float" office:value="29760021" calcext:value-type="float">
            <text:p>29760021</text:p>
          </table:table-cell>
          <table:table-cell table:style-name="ce7" office:value-type="float" office:value="33871648" calcext:value-type="float">
            <text:p>33871648</text:p>
          </table:table-cell>
          <table:table-cell table:style-name="ce18" office:value-type="float" office:value="39937489" calcext:value-type="float">
            <text:p>3993748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 table:style-name="ce10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MN</text:p>
          </table:table-cell>
          <table:table-cell table:style-name="ce13" office:value-type="string" calcext:value-type="string">
            <text:p>Minnesot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0"/>
          <table:table-cell/>
          <table:table-cell table:style-name="ce16"/>
          <table:table-cell table:style-name="ce16" office:value-type="float" office:value="172023" calcext:value-type="float">
            <text:p>172,023</text:p>
          </table:table-cell>
          <table:table-cell table:style-name="ce16" office:value-type="float" office:value="439706" calcext:value-type="float">
            <text:p>439,706</text:p>
          </table:table-cell>
          <table:table-cell table:style-name="ce16" office:value-type="float" office:value="780773" calcext:value-type="float">
            <text:p>780,773</text:p>
          </table:table-cell>
          <table:table-cell table:style-name="ce16" office:value-type="float" office:value="1310283" calcext:value-type="float">
            <text:p>1,310,283</text:p>
          </table:table-cell>
          <table:table-cell table:style-name="ce16" office:value-type="float" office:value="1751394" calcext:value-type="float">
            <text:p>1,751,394</text:p>
          </table:table-cell>
          <table:table-cell table:style-name="ce16" office:value-type="float" office:value="2075708" calcext:value-type="float">
            <text:p>2,075,708</text:p>
          </table:table-cell>
          <table:table-cell table:style-name="ce16" office:value-type="float" office:value="2387125" calcext:value-type="float">
            <text:p>2,387,125</text:p>
          </table:table-cell>
          <table:table-cell table:style-name="ce16" office:value-type="float" office:value="2563953" calcext:value-type="float">
            <text:p>2,563,953</text:p>
          </table:table-cell>
          <table:table-cell table:style-name="ce16" office:value-type="float" office:value="2792300" calcext:value-type="float">
            <text:p>2,792,300</text:p>
          </table:table-cell>
          <table:table-cell table:style-name="ce16" office:value-type="float" office:value="2982483" calcext:value-type="float">
            <text:p>2,982,483</text:p>
          </table:table-cell>
          <table:table-cell table:style-name="ce16" office:value-type="float" office:value="3413864" calcext:value-type="float">
            <text:p>3,413,864</text:p>
          </table:table-cell>
          <table:table-cell table:style-name="ce16" office:value-type="float" office:value="3804971" calcext:value-type="float">
            <text:p>3,804,971</text:p>
          </table:table-cell>
          <table:table-cell table:style-name="ce16" office:value-type="float" office:value="4075970" calcext:value-type="float">
            <text:p>4,075,970</text:p>
          </table:table-cell>
          <table:table-cell table:style-name="ce7" office:value-type="float" office:value="4375099" calcext:value-type="float">
            <text:p>4375099</text:p>
          </table:table-cell>
          <table:table-cell table:style-name="ce7" office:value-type="float" office:value="4919479" calcext:value-type="float">
            <text:p>4919479</text:p>
          </table:table-cell>
          <table:table-cell table:style-name="ce18" office:value-type="float" office:value="5700671" calcext:value-type="float">
            <text:p>57006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R</text:p>
          </table:table-cell>
          <table:table-cell table:style-name="ce13" office:value-type="string" calcext:value-type="string">
            <text:p>Oregon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0"/>
          <table:table-cell/>
          <table:table-cell table:style-name="ce16"/>
          <table:table-cell table:style-name="ce16" office:value-type="float" office:value="52465" calcext:value-type="float">
            <text:p>52,465</text:p>
          </table:table-cell>
          <table:table-cell table:style-name="ce16" office:value-type="float" office:value="90923" calcext:value-type="float">
            <text:p>90,923</text:p>
          </table:table-cell>
          <table:table-cell table:style-name="ce16" office:value-type="float" office:value="174768" calcext:value-type="float">
            <text:p>174,768</text:p>
          </table:table-cell>
          <table:table-cell table:style-name="ce16" office:value-type="float" office:value="317704" calcext:value-type="float">
            <text:p>317,704</text:p>
          </table:table-cell>
          <table:table-cell table:style-name="ce16" office:value-type="float" office:value="413536" calcext:value-type="float">
            <text:p>413,536</text:p>
          </table:table-cell>
          <table:table-cell table:style-name="ce16" office:value-type="float" office:value="672765" calcext:value-type="float">
            <text:p>672,765</text:p>
          </table:table-cell>
          <table:table-cell table:style-name="ce16" office:value-type="float" office:value="783389" calcext:value-type="float">
            <text:p>783,389</text:p>
          </table:table-cell>
          <table:table-cell table:style-name="ce16" office:value-type="float" office:value="953786" calcext:value-type="float">
            <text:p>953,786</text:p>
          </table:table-cell>
          <table:table-cell table:style-name="ce16" office:value-type="float" office:value="1089684" calcext:value-type="float">
            <text:p>1,089,684</text:p>
          </table:table-cell>
          <table:table-cell table:style-name="ce16" office:value-type="float" office:value="1521341" calcext:value-type="float">
            <text:p>1,521,341</text:p>
          </table:table-cell>
          <table:table-cell table:style-name="ce16" office:value-type="float" office:value="1768687" calcext:value-type="float">
            <text:p>1,768,687</text:p>
          </table:table-cell>
          <table:table-cell table:style-name="ce16" office:value-type="float" office:value="2091385" calcext:value-type="float">
            <text:p>2,091,385</text:p>
          </table:table-cell>
          <table:table-cell table:style-name="ce16" office:value-type="float" office:value="2633105" calcext:value-type="float">
            <text:p>2,633,105</text:p>
          </table:table-cell>
          <table:table-cell table:style-name="ce7" office:value-type="float" office:value="2842321" calcext:value-type="float">
            <text:p>2842321</text:p>
          </table:table-cell>
          <table:table-cell table:style-name="ce7" office:value-type="float" office:value="3421399" calcext:value-type="float">
            <text:p>3421399</text:p>
          </table:table-cell>
          <table:table-cell table:style-name="ce18" office:value-type="float" office:value="4301089" calcext:value-type="float">
            <text:p>430108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KS</text:p>
          </table:table-cell>
          <table:table-cell table:style-name="ce13" office:value-type="string" calcext:value-type="string">
            <text:p>Kansas</text:p>
          </table:table-cell>
          <table:table-cell table:number-columns-repeated="2"/>
          <table:table-cell table:style-name="ce13"/>
          <table:table-cell table:number-columns-repeated="8"/>
          <table:table-cell table:style-name="ce16"/>
          <table:table-cell table:style-name="ce16" office:value-type="float" office:value="364399" calcext:value-type="float">
            <text:p>364,399</text:p>
          </table:table-cell>
          <table:table-cell table:style-name="ce16" office:value-type="float" office:value="996096" calcext:value-type="float">
            <text:p>996,096</text:p>
          </table:table-cell>
          <table:table-cell table:style-name="ce16" office:value-type="float" office:value="1428108" calcext:value-type="float">
            <text:p>1,428,108</text:p>
          </table:table-cell>
          <table:table-cell table:style-name="ce16" office:value-type="float" office:value="1470495" calcext:value-type="float">
            <text:p>1,470,495</text:p>
          </table:table-cell>
          <table:table-cell table:style-name="ce16" office:value-type="float" office:value="1690949" calcext:value-type="float">
            <text:p>1,690,949</text:p>
          </table:table-cell>
          <table:table-cell table:style-name="ce16" office:value-type="float" office:value="1769257" calcext:value-type="float">
            <text:p>1,769,257</text:p>
          </table:table-cell>
          <table:table-cell table:style-name="ce16" office:value-type="float" office:value="1880999" calcext:value-type="float">
            <text:p>1,880,999</text:p>
          </table:table-cell>
          <table:table-cell table:style-name="ce16" office:value-type="float" office:value="1801028" calcext:value-type="float">
            <text:p>1,801,028</text:p>
          </table:table-cell>
          <table:table-cell table:style-name="ce16" office:value-type="float" office:value="1905299" calcext:value-type="float">
            <text:p>1,905,299</text:p>
          </table:table-cell>
          <table:table-cell table:style-name="ce16" office:value-type="float" office:value="2178611" calcext:value-type="float">
            <text:p>2,178,611</text:p>
          </table:table-cell>
          <table:table-cell table:style-name="ce16" office:value-type="float" office:value="2246578" calcext:value-type="float">
            <text:p>2,246,578</text:p>
          </table:table-cell>
          <table:table-cell table:style-name="ce16" office:value-type="float" office:value="2363679" calcext:value-type="float">
            <text:p>2,363,679</text:p>
          </table:table-cell>
          <table:table-cell table:style-name="ce7" office:value-type="float" office:value="2477574" calcext:value-type="float">
            <text:p>2477574</text:p>
          </table:table-cell>
          <table:table-cell table:style-name="ce7" office:value-type="float" office:value="2688418" calcext:value-type="float">
            <text:p>2688418</text:p>
          </table:table-cell>
          <table:table-cell table:style-name="ce18" office:value-type="float" office:value="2910357" calcext:value-type="float">
            <text:p>29103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V</text:p>
          </table:table-cell>
          <table:table-cell table:style-name="ce13" office:value-type="string" calcext:value-type="string">
            <text:p>West Virginia</text:p>
          </table:table-cell>
          <table:table-cell table:number-columns-repeated="2"/>
          <table:table-cell table:style-name="ce13"/>
          <table:table-cell table:style-name="ce16" table:number-columns-repeated="4"/>
          <table:table-cell table:number-columns-repeated="2"/>
          <table:table-cell table:style-name="ce16" table:number-columns-repeated="3"/>
          <table:table-cell table:style-name="ce16" office:value-type="float" office:value="442014" calcext:value-type="float">
            <text:p>442,014</text:p>
          </table:table-cell>
          <table:table-cell table:style-name="ce16" office:value-type="float" office:value="618457" calcext:value-type="float">
            <text:p>618,457</text:p>
          </table:table-cell>
          <table:table-cell table:style-name="ce16" office:value-type="float" office:value="762794" calcext:value-type="float">
            <text:p>762,794</text:p>
          </table:table-cell>
          <table:table-cell table:style-name="ce16" office:value-type="float" office:value="958800" calcext:value-type="float">
            <text:p>958,800</text:p>
          </table:table-cell>
          <table:table-cell table:style-name="ce16" office:value-type="float" office:value="1221119" calcext:value-type="float">
            <text:p>1,221,119</text:p>
          </table:table-cell>
          <table:table-cell table:style-name="ce16" office:value-type="float" office:value="1463701" calcext:value-type="float">
            <text:p>1,463,701</text:p>
          </table:table-cell>
          <table:table-cell table:style-name="ce16" office:value-type="float" office:value="1729205" calcext:value-type="float">
            <text:p>1,729,205</text:p>
          </table:table-cell>
          <table:table-cell table:style-name="ce16" office:value-type="float" office:value="1901974" calcext:value-type="float">
            <text:p>1,901,974</text:p>
          </table:table-cell>
          <table:table-cell table:style-name="ce16" office:value-type="float" office:value="2005552" calcext:value-type="float">
            <text:p>2,005,552</text:p>
          </table:table-cell>
          <table:table-cell table:style-name="ce16" office:value-type="float" office:value="1860421" calcext:value-type="float">
            <text:p>1,860,421</text:p>
          </table:table-cell>
          <table:table-cell table:style-name="ce16" office:value-type="float" office:value="1744237" calcext:value-type="float">
            <text:p>1,744,237</text:p>
          </table:table-cell>
          <table:table-cell table:style-name="ce16" office:value-type="float" office:value="1949644" calcext:value-type="float">
            <text:p>1,949,644</text:p>
          </table:table-cell>
          <table:table-cell table:style-name="ce7" office:value-type="float" office:value="1793477" calcext:value-type="float">
            <text:p>1793477</text:p>
          </table:table-cell>
          <table:table-cell table:style-name="ce7" office:value-type="float" office:value="1808344" calcext:value-type="float">
            <text:p>1808344</text:p>
          </table:table-cell>
          <table:table-cell table:style-name="ce18" office:value-type="float" office:value="1778070" calcext:value-type="float">
            <text:p>177807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V</text:p>
          </table:table-cell>
          <table:table-cell table:style-name="ce13" office:value-type="string" calcext:value-type="string">
            <text:p>Nevada</text:p>
          </table:table-cell>
          <table:table-cell table:number-columns-repeated="2"/>
          <table:table-cell table:style-name="ce13"/>
          <table:table-cell table:number-columns-repeated="8"/>
          <table:table-cell table:style-name="ce16"/>
          <table:table-cell table:style-name="ce16" office:value-type="float" office:value="42941" calcext:value-type="float">
            <text:p>42,941</text:p>
          </table:table-cell>
          <table:table-cell table:style-name="ce16" office:value-type="float" office:value="62266" calcext:value-type="float">
            <text:p>62,266</text:p>
          </table:table-cell>
          <table:table-cell table:style-name="ce16" office:value-type="float" office:value="47355" calcext:value-type="float">
            <text:p>47,355</text:p>
          </table:table-cell>
          <table:table-cell table:style-name="ce16" office:value-type="float" office:value="42335" calcext:value-type="float">
            <text:p>42,335</text:p>
          </table:table-cell>
          <table:table-cell table:style-name="ce16" office:value-type="float" office:value="81875" calcext:value-type="float">
            <text:p>81,875</text:p>
          </table:table-cell>
          <table:table-cell table:style-name="ce16" office:value-type="float" office:value="77407" calcext:value-type="float">
            <text:p>77,407</text:p>
          </table:table-cell>
          <table:table-cell table:style-name="ce16" office:value-type="float" office:value="91058" calcext:value-type="float">
            <text:p>91,058</text:p>
          </table:table-cell>
          <table:table-cell table:style-name="ce16" office:value-type="float" office:value="110247" calcext:value-type="float">
            <text:p>110,247</text:p>
          </table:table-cell>
          <table:table-cell table:style-name="ce16" office:value-type="float" office:value="160083" calcext:value-type="float">
            <text:p>160,083</text:p>
          </table:table-cell>
          <table:table-cell table:style-name="ce16" office:value-type="float" office:value="285278" calcext:value-type="float">
            <text:p>285,278</text:p>
          </table:table-cell>
          <table:table-cell table:style-name="ce16" office:value-type="float" office:value="488738" calcext:value-type="float">
            <text:p>488,738</text:p>
          </table:table-cell>
          <table:table-cell table:style-name="ce16" office:value-type="float" office:value="800493" calcext:value-type="float">
            <text:p>800,493</text:p>
          </table:table-cell>
          <table:table-cell table:style-name="ce7" office:value-type="float" office:value="1201833" calcext:value-type="float">
            <text:p>1201833</text:p>
          </table:table-cell>
          <table:table-cell table:style-name="ce7" office:value-type="float" office:value="1998257" calcext:value-type="float">
            <text:p>1998257</text:p>
          </table:table-cell>
          <table:table-cell table:style-name="ce18" office:value-type="float" office:value="3139658" calcext:value-type="float">
            <text:p>31396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E</text:p>
          </table:table-cell>
          <table:table-cell table:style-name="ce13" office:value-type="string" calcext:value-type="string">
            <text:p>Nebraska</text:p>
          </table:table-cell>
          <table:table-cell table:number-columns-repeated="2"/>
          <table:table-cell table:style-name="ce13"/>
          <table:table-cell table:number-columns-repeated="8"/>
          <table:table-cell table:style-name="ce16"/>
          <table:table-cell table:style-name="ce16" office:value-type="float" office:value="122993" calcext:value-type="float">
            <text:p>122,993</text:p>
          </table:table-cell>
          <table:table-cell table:style-name="ce16" office:value-type="float" office:value="452402" calcext:value-type="float">
            <text:p>452,402</text:p>
          </table:table-cell>
          <table:table-cell table:style-name="ce16" office:value-type="float" office:value="1062656" calcext:value-type="float">
            <text:p>1,062,656</text:p>
          </table:table-cell>
          <table:table-cell table:style-name="ce16" office:value-type="float" office:value="1066300" calcext:value-type="float">
            <text:p>1,066,300</text:p>
          </table:table-cell>
          <table:table-cell table:style-name="ce16" office:value-type="float" office:value="1192214" calcext:value-type="float">
            <text:p>1,192,214</text:p>
          </table:table-cell>
          <table:table-cell table:style-name="ce16" office:value-type="float" office:value="1296372" calcext:value-type="float">
            <text:p>1,296,372</text:p>
          </table:table-cell>
          <table:table-cell table:style-name="ce16" office:value-type="float" office:value="1377963" calcext:value-type="float">
            <text:p>1,377,963</text:p>
          </table:table-cell>
          <table:table-cell table:style-name="ce16" office:value-type="float" office:value="1315834" calcext:value-type="float">
            <text:p>1,315,834</text:p>
          </table:table-cell>
          <table:table-cell table:style-name="ce16" office:value-type="float" office:value="1325510" calcext:value-type="float">
            <text:p>1,325,510</text:p>
          </table:table-cell>
          <table:table-cell table:style-name="ce16" office:value-type="float" office:value="1411330" calcext:value-type="float">
            <text:p>1,411,330</text:p>
          </table:table-cell>
          <table:table-cell table:style-name="ce16" office:value-type="float" office:value="1483493" calcext:value-type="float">
            <text:p>1,483,493</text:p>
          </table:table-cell>
          <table:table-cell table:style-name="ce16" office:value-type="float" office:value="1569825" calcext:value-type="float">
            <text:p>1,569,825</text:p>
          </table:table-cell>
          <table:table-cell table:style-name="ce7" office:value-type="float" office:value="1578385" calcext:value-type="float">
            <text:p>1578385</text:p>
          </table:table-cell>
          <table:table-cell table:style-name="ce7" office:value-type="float" office:value="1711263" calcext:value-type="float">
            <text:p>1711263</text:p>
          </table:table-cell>
          <table:table-cell table:style-name="ce18" office:value-type="float" office:value="1952570" calcext:value-type="float">
            <text:p>195257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table:style-name="ce13" office:value-type="string" calcext:value-type="string">
            <text:p>Colorado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94327" calcext:value-type="float">
            <text:p>194,327</text:p>
          </table:table-cell>
          <table:table-cell table:style-name="ce16" office:value-type="float" office:value="413249" calcext:value-type="float">
            <text:p>413,249</text:p>
          </table:table-cell>
          <table:table-cell table:style-name="ce16" office:value-type="float" office:value="539700" calcext:value-type="float">
            <text:p>539,700</text:p>
          </table:table-cell>
          <table:table-cell table:style-name="ce16" office:value-type="float" office:value="799024" calcext:value-type="float">
            <text:p>799,024</text:p>
          </table:table-cell>
          <table:table-cell table:style-name="ce16" office:value-type="float" office:value="939629" calcext:value-type="float">
            <text:p>939,629</text:p>
          </table:table-cell>
          <table:table-cell table:style-name="ce16" office:value-type="float" office:value="1035791" calcext:value-type="float">
            <text:p>1,035,791</text:p>
          </table:table-cell>
          <table:table-cell table:style-name="ce16" office:value-type="float" office:value="1123296" calcext:value-type="float">
            <text:p>1,123,296</text:p>
          </table:table-cell>
          <table:table-cell table:style-name="ce16" office:value-type="float" office:value="1325089" calcext:value-type="float">
            <text:p>1,325,089</text:p>
          </table:table-cell>
          <table:table-cell table:style-name="ce16" office:value-type="float" office:value="1753947" calcext:value-type="float">
            <text:p>1,753,947</text:p>
          </table:table-cell>
          <table:table-cell table:style-name="ce16" office:value-type="float" office:value="2207259" calcext:value-type="float">
            <text:p>2,207,259</text:p>
          </table:table-cell>
          <table:table-cell table:style-name="ce16" office:value-type="float" office:value="2889964" calcext:value-type="float">
            <text:p>2,889,964</text:p>
          </table:table-cell>
          <table:table-cell table:style-name="ce7" office:value-type="float" office:value="3294394" calcext:value-type="float">
            <text:p>3294394</text:p>
          </table:table-cell>
          <table:table-cell table:style-name="ce7" office:value-type="float" office:value="4301261" calcext:value-type="float">
            <text:p>4301261</text:p>
          </table:table-cell>
          <table:table-cell table:style-name="ce18" office:value-type="float" office:value="5845526" calcext:value-type="float">
            <text:p>584552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ND</text:p>
          </table:table-cell>
          <table:table-cell table:style-name="ce13" office:value-type="string" calcext:value-type="string">
            <text:p>North Dakota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2"/>
          <table:table-cell table:style-name="ce16" office:value-type="float" office:value="190983" calcext:value-type="float">
            <text:p>190,983</text:p>
          </table:table-cell>
          <table:table-cell table:style-name="ce16" office:value-type="float" office:value="319146" calcext:value-type="float">
            <text:p>319,146</text:p>
          </table:table-cell>
          <table:table-cell table:style-name="ce16" office:value-type="float" office:value="577056" calcext:value-type="float">
            <text:p>577,056</text:p>
          </table:table-cell>
          <table:table-cell table:style-name="ce16" office:value-type="float" office:value="646872" calcext:value-type="float">
            <text:p>646,872</text:p>
          </table:table-cell>
          <table:table-cell table:style-name="ce16" office:value-type="float" office:value="680845" calcext:value-type="float">
            <text:p>680,845</text:p>
          </table:table-cell>
          <table:table-cell table:style-name="ce16" office:value-type="float" office:value="641935" calcext:value-type="float">
            <text:p>641,935</text:p>
          </table:table-cell>
          <table:table-cell table:style-name="ce16" office:value-type="float" office:value="619636" calcext:value-type="float">
            <text:p>619,636</text:p>
          </table:table-cell>
          <table:table-cell table:style-name="ce16" office:value-type="float" office:value="632446" calcext:value-type="float">
            <text:p>632,446</text:p>
          </table:table-cell>
          <table:table-cell table:style-name="ce16" office:value-type="float" office:value="617761" calcext:value-type="float">
            <text:p>617,761</text:p>
          </table:table-cell>
          <table:table-cell table:style-name="ce16" office:value-type="float" office:value="652717" calcext:value-type="float">
            <text:p>652,717</text:p>
          </table:table-cell>
          <table:table-cell table:style-name="ce7" office:value-type="float" office:value="638800" calcext:value-type="float">
            <text:p>638800</text:p>
          </table:table-cell>
          <table:table-cell table:style-name="ce7" office:value-type="float" office:value="642200" calcext:value-type="float">
            <text:p>642200</text:p>
          </table:table-cell>
          <table:table-cell table:style-name="ce18" office:value-type="float" office:value="761723" calcext:value-type="float">
            <text:p>7617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D</text:p>
          </table:table-cell>
          <table:table-cell table:style-name="ce13" office:value-type="string" calcext:value-type="string">
            <text:p>South Dakot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3"/>
          <table:table-cell table:style-name="ce16" office:value-type="float" office:value="348600" calcext:value-type="float">
            <text:p>348,600</text:p>
          </table:table-cell>
          <table:table-cell table:style-name="ce16" office:value-type="float" office:value="401570" calcext:value-type="float">
            <text:p>401,570</text:p>
          </table:table-cell>
          <table:table-cell table:style-name="ce16" office:value-type="float" office:value="583888" calcext:value-type="float">
            <text:p>583,888</text:p>
          </table:table-cell>
          <table:table-cell table:style-name="ce16" office:value-type="float" office:value="636547" calcext:value-type="float">
            <text:p>636,547</text:p>
          </table:table-cell>
          <table:table-cell table:style-name="ce16" office:value-type="float" office:value="692849" calcext:value-type="float">
            <text:p>692,849</text:p>
          </table:table-cell>
          <table:table-cell table:style-name="ce16" office:value-type="float" office:value="642961" calcext:value-type="float">
            <text:p>642,961</text:p>
          </table:table-cell>
          <table:table-cell table:style-name="ce16" office:value-type="float" office:value="652740" calcext:value-type="float">
            <text:p>652,740</text:p>
          </table:table-cell>
          <table:table-cell table:style-name="ce16" office:value-type="float" office:value="680514" calcext:value-type="float">
            <text:p>680,514</text:p>
          </table:table-cell>
          <table:table-cell table:style-name="ce16" office:value-type="float" office:value="665507" calcext:value-type="float">
            <text:p>665,507</text:p>
          </table:table-cell>
          <table:table-cell table:style-name="ce16" office:value-type="float" office:value="690768" calcext:value-type="float">
            <text:p>690,768</text:p>
          </table:table-cell>
          <table:table-cell table:style-name="ce7" office:value-type="float" office:value="696004" calcext:value-type="float">
            <text:p>696004</text:p>
          </table:table-cell>
          <table:table-cell table:style-name="ce7" office:value-type="float" office:value="754844" calcext:value-type="float">
            <text:p>754844</text:p>
          </table:table-cell>
          <table:table-cell table:style-name="ce18" office:value-type="float" office:value="903027" calcext:value-type="float">
            <text:p>9030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</text:p>
          </table:table-cell>
          <table:table-cell table:style-name="ce13" office:value-type="string" calcext:value-type="string">
            <text:p>Montana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2"/>
          <table:table-cell table:style-name="ce16" office:value-type="float" office:value="142924" calcext:value-type="float">
            <text:p>142,924</text:p>
          </table:table-cell>
          <table:table-cell table:style-name="ce16" office:value-type="float" office:value="243329" calcext:value-type="float">
            <text:p>243,329</text:p>
          </table:table-cell>
          <table:table-cell table:style-name="ce16" office:value-type="float" office:value="376053" calcext:value-type="float">
            <text:p>376,053</text:p>
          </table:table-cell>
          <table:table-cell table:style-name="ce16" office:value-type="float" office:value="548889" calcext:value-type="float">
            <text:p>548,889</text:p>
          </table:table-cell>
          <table:table-cell table:style-name="ce16" office:value-type="float" office:value="537606" calcext:value-type="float">
            <text:p>537,606</text:p>
          </table:table-cell>
          <table:table-cell table:style-name="ce16" office:value-type="float" office:value="559456" calcext:value-type="float">
            <text:p>559,456</text:p>
          </table:table-cell>
          <table:table-cell table:style-name="ce16" office:value-type="float" office:value="591024" calcext:value-type="float">
            <text:p>591,024</text:p>
          </table:table-cell>
          <table:table-cell table:style-name="ce16" office:value-type="float" office:value="674767" calcext:value-type="float">
            <text:p>674,767</text:p>
          </table:table-cell>
          <table:table-cell table:style-name="ce16" office:value-type="float" office:value="694409" calcext:value-type="float">
            <text:p>694,409</text:p>
          </table:table-cell>
          <table:table-cell table:style-name="ce16" office:value-type="float" office:value="786690" calcext:value-type="float">
            <text:p>786,690</text:p>
          </table:table-cell>
          <table:table-cell table:style-name="ce7" office:value-type="float" office:value="799065" calcext:value-type="float">
            <text:p>799065</text:p>
          </table:table-cell>
          <table:table-cell table:style-name="ce7" office:value-type="float" office:value="902195" calcext:value-type="float">
            <text:p>902195</text:p>
          </table:table-cell>
          <table:table-cell table:style-name="ce18" office:value-type="float" office:value="1086759" calcext:value-type="float">
            <text:p>10867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A</text:p>
          </table:table-cell>
          <table:table-cell table:style-name="ce13" office:value-type="string" calcext:value-type="string">
            <text:p>Washington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4"/>
          <table:table-cell table:style-name="ce16" office:value-type="float" office:value="357232" calcext:value-type="float">
            <text:p>357,232</text:p>
          </table:table-cell>
          <table:table-cell table:style-name="ce16" office:value-type="float" office:value="518103" calcext:value-type="float">
            <text:p>518,103</text:p>
          </table:table-cell>
          <table:table-cell table:style-name="ce16" office:value-type="float" office:value="1141990" calcext:value-type="float">
            <text:p>1,141,990</text:p>
          </table:table-cell>
          <table:table-cell table:style-name="ce16" office:value-type="float" office:value="1356621" calcext:value-type="float">
            <text:p>1,356,621</text:p>
          </table:table-cell>
          <table:table-cell table:style-name="ce16" office:value-type="float" office:value="1563396" calcext:value-type="float">
            <text:p>1,563,396</text:p>
          </table:table-cell>
          <table:table-cell table:style-name="ce16" office:value-type="float" office:value="1736191" calcext:value-type="float">
            <text:p>1,736,191</text:p>
          </table:table-cell>
          <table:table-cell table:style-name="ce16" office:value-type="float" office:value="2378963" calcext:value-type="float">
            <text:p>2,378,963</text:p>
          </table:table-cell>
          <table:table-cell table:style-name="ce16" office:value-type="float" office:value="2853214" calcext:value-type="float">
            <text:p>2,853,214</text:p>
          </table:table-cell>
          <table:table-cell table:style-name="ce16" office:value-type="float" office:value="3409169" calcext:value-type="float">
            <text:p>3,409,169</text:p>
          </table:table-cell>
          <table:table-cell table:style-name="ce16" office:value-type="float" office:value="4132156" calcext:value-type="float">
            <text:p>4,132,156</text:p>
          </table:table-cell>
          <table:table-cell table:style-name="ce7" office:value-type="float" office:value="4866692" calcext:value-type="float">
            <text:p>4866692</text:p>
          </table:table-cell>
          <table:table-cell table:style-name="ce7" office:value-type="float" office:value="5894121" calcext:value-type="float">
            <text:p>5894121</text:p>
          </table:table-cell>
          <table:table-cell table:style-name="ce18" office:value-type="float" office:value="7797095" calcext:value-type="float">
            <text:p>77970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Idaho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2"/>
          <table:table-cell table:style-name="ce16" office:value-type="float" office:value="88548" calcext:value-type="float">
            <text:p>88,548</text:p>
          </table:table-cell>
          <table:table-cell table:style-name="ce16" office:value-type="float" office:value="161772" calcext:value-type="float">
            <text:p>161,772</text:p>
          </table:table-cell>
          <table:table-cell table:style-name="ce16" office:value-type="float" office:value="325594" calcext:value-type="float">
            <text:p>325,594</text:p>
          </table:table-cell>
          <table:table-cell table:style-name="ce16" office:value-type="float" office:value="431866" calcext:value-type="float">
            <text:p>431,866</text:p>
          </table:table-cell>
          <table:table-cell table:style-name="ce16" office:value-type="float" office:value="445032" calcext:value-type="float">
            <text:p>445,032</text:p>
          </table:table-cell>
          <table:table-cell table:style-name="ce16" office:value-type="float" office:value="524873" calcext:value-type="float">
            <text:p>524,873</text:p>
          </table:table-cell>
          <table:table-cell table:style-name="ce16" office:value-type="float" office:value="588637" calcext:value-type="float">
            <text:p>588,637</text:p>
          </table:table-cell>
          <table:table-cell table:style-name="ce16" office:value-type="float" office:value="667191" calcext:value-type="float">
            <text:p>667,191</text:p>
          </table:table-cell>
          <table:table-cell table:style-name="ce16" office:value-type="float" office:value="712567" calcext:value-type="float">
            <text:p>712,567</text:p>
          </table:table-cell>
          <table:table-cell table:style-name="ce16" office:value-type="float" office:value="943935" calcext:value-type="float">
            <text:p>943,935</text:p>
          </table:table-cell>
          <table:table-cell table:style-name="ce7" office:value-type="float" office:value="1006749" calcext:value-type="float">
            <text:p>1006749</text:p>
          </table:table-cell>
          <table:table-cell table:style-name="ce7" office:value-type="float" office:value="1293953" calcext:value-type="float">
            <text:p>1293953</text:p>
          </table:table-cell>
          <table:table-cell table:style-name="ce18" office:value-type="float" office:value="1826156" calcext:value-type="float">
            <text:p>18261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Y</text:p>
          </table:table-cell>
          <table:table-cell table:style-name="ce13" office:value-type="string" calcext:value-type="string">
            <text:p>Wyoming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2"/>
          <table:table-cell table:style-name="ce16" office:value-type="float" office:value="62555" calcext:value-type="float">
            <text:p>62,555</text:p>
          </table:table-cell>
          <table:table-cell table:style-name="ce16" office:value-type="float" office:value="92531" calcext:value-type="float">
            <text:p>92,531</text:p>
          </table:table-cell>
          <table:table-cell table:style-name="ce16" office:value-type="float" office:value="145965" calcext:value-type="float">
            <text:p>145,965</text:p>
          </table:table-cell>
          <table:table-cell table:style-name="ce16" office:value-type="float" office:value="194402" calcext:value-type="float">
            <text:p>194,402</text:p>
          </table:table-cell>
          <table:table-cell table:style-name="ce16" office:value-type="float" office:value="225565" calcext:value-type="float">
            <text:p>225,565</text:p>
          </table:table-cell>
          <table:table-cell table:style-name="ce16" office:value-type="float" office:value="250742" calcext:value-type="float">
            <text:p>250,742</text:p>
          </table:table-cell>
          <table:table-cell table:style-name="ce16" office:value-type="float" office:value="290529" calcext:value-type="float">
            <text:p>290,529</text:p>
          </table:table-cell>
          <table:table-cell table:style-name="ce16" office:value-type="float" office:value="330066" calcext:value-type="float">
            <text:p>330,066</text:p>
          </table:table-cell>
          <table:table-cell table:style-name="ce16" office:value-type="float" office:value="332416" calcext:value-type="float">
            <text:p>332,416</text:p>
          </table:table-cell>
          <table:table-cell table:style-name="ce16" office:value-type="float" office:value="469557" calcext:value-type="float">
            <text:p>469,557</text:p>
          </table:table-cell>
          <table:table-cell table:style-name="ce7" office:value-type="float" office:value="453588" calcext:value-type="float">
            <text:p>453588</text:p>
          </table:table-cell>
          <table:table-cell table:style-name="ce7" office:value-type="float" office:value="493782" calcext:value-type="float">
            <text:p>493782</text:p>
          </table:table-cell>
          <table:table-cell table:style-name="ce18" office:value-type="float" office:value="567025" calcext:value-type="float">
            <text:p>567025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UT</text:p>
          </table:table-cell>
          <table:table-cell table:style-name="ce13" office:value-type="string" calcext:value-type="string">
            <text:p>Utah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5"/>
          <table:table-cell table:style-name="ce16" office:value-type="float" office:value="276749" calcext:value-type="float">
            <text:p>276,749</text:p>
          </table:table-cell>
          <table:table-cell table:style-name="ce16" office:value-type="float" office:value="373351" calcext:value-type="float">
            <text:p>373,351</text:p>
          </table:table-cell>
          <table:table-cell table:style-name="ce16" office:value-type="float" office:value="449396" calcext:value-type="float">
            <text:p>449,396</text:p>
          </table:table-cell>
          <table:table-cell table:style-name="ce16" office:value-type="float" office:value="507847" calcext:value-type="float">
            <text:p>507,847</text:p>
          </table:table-cell>
          <table:table-cell table:style-name="ce16" office:value-type="float" office:value="550310" calcext:value-type="float">
            <text:p>550,310</text:p>
          </table:table-cell>
          <table:table-cell table:style-name="ce16" office:value-type="float" office:value="688862" calcext:value-type="float">
            <text:p>688,862</text:p>
          </table:table-cell>
          <table:table-cell table:style-name="ce16" office:value-type="float" office:value="890627" calcext:value-type="float">
            <text:p>890,627</text:p>
          </table:table-cell>
          <table:table-cell table:style-name="ce16" office:value-type="float" office:value="1059273" calcext:value-type="float">
            <text:p>1,059,273</text:p>
          </table:table-cell>
          <table:table-cell table:style-name="ce16" office:value-type="float" office:value="1461037" calcext:value-type="float">
            <text:p>1,461,037</text:p>
          </table:table-cell>
          <table:table-cell table:style-name="ce7" office:value-type="float" office:value="1722850" calcext:value-type="float">
            <text:p>1722850</text:p>
          </table:table-cell>
          <table:table-cell table:style-name="ce7" office:value-type="float" office:value="2233169" calcext:value-type="float">
            <text:p>2233169</text:p>
          </table:table-cell>
          <table:table-cell table:style-name="ce18" office:value-type="float" office:value="3282115" calcext:value-type="float">
            <text:p>3282115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OK</text:p>
          </table:table-cell>
          <table:table-cell table:style-name="ce13" office:value-type="string" calcext:value-type="string">
            <text:p>Oklahoma</text:p>
          </table:table-cell>
          <table:table-cell table:number-columns-repeated="2"/>
          <table:table-cell table:style-name="ce13"/>
          <table:table-cell table:number-columns-repeated="11"/>
          <table:table-cell table:style-name="ce16" table:number-columns-repeated="2"/>
          <table:table-cell table:style-name="ce16" office:value-type="float" office:value="1657155" calcext:value-type="float">
            <text:p>1,657,155</text:p>
          </table:table-cell>
          <table:table-cell table:style-name="ce16" office:value-type="float" office:value="2028283" calcext:value-type="float">
            <text:p>2,028,283</text:p>
          </table:table-cell>
          <table:table-cell table:style-name="ce16" office:value-type="float" office:value="2396040" calcext:value-type="float">
            <text:p>2,396,040</text:p>
          </table:table-cell>
          <table:table-cell table:style-name="ce16" office:value-type="float" office:value="2336434" calcext:value-type="float">
            <text:p>2,336,434</text:p>
          </table:table-cell>
          <table:table-cell table:style-name="ce16" office:value-type="float" office:value="2233351" calcext:value-type="float">
            <text:p>2,233,351</text:p>
          </table:table-cell>
          <table:table-cell table:style-name="ce16" office:value-type="float" office:value="2328284" calcext:value-type="float">
            <text:p>2,328,284</text:p>
          </table:table-cell>
          <table:table-cell table:style-name="ce16" office:value-type="float" office:value="2559229" calcext:value-type="float">
            <text:p>2,559,229</text:p>
          </table:table-cell>
          <table:table-cell table:style-name="ce16" office:value-type="float" office:value="3025290" calcext:value-type="float">
            <text:p>3,025,290</text:p>
          </table:table-cell>
          <table:table-cell table:style-name="ce7" office:value-type="float" office:value="3145585" calcext:value-type="float">
            <text:p>3145585</text:p>
          </table:table-cell>
          <table:table-cell table:style-name="ce7" office:value-type="float" office:value="3450654" calcext:value-type="float">
            <text:p>3450654</text:p>
          </table:table-cell>
          <table:table-cell table:style-name="ce18" office:value-type="float" office:value="3954821" calcext:value-type="float">
            <text:p>3954821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NM</text:p>
          </table:table-cell>
          <table:table-cell table:style-name="ce13" office:value-type="string" calcext:value-type="string">
            <text:p>New Mexico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7"/>
          <table:table-cell table:style-name="ce16" office:value-type="float" office:value="360350" calcext:value-type="float">
            <text:p>360,350</text:p>
          </table:table-cell>
          <table:table-cell table:style-name="ce16" office:value-type="float" office:value="423317" calcext:value-type="float">
            <text:p>423,317</text:p>
          </table:table-cell>
          <table:table-cell table:style-name="ce16" office:value-type="float" office:value="531818" calcext:value-type="float">
            <text:p>531,818</text:p>
          </table:table-cell>
          <table:table-cell table:style-name="ce16" office:value-type="float" office:value="681187" calcext:value-type="float">
            <text:p>681,187</text:p>
          </table:table-cell>
          <table:table-cell table:style-name="ce16" office:value-type="float" office:value="951023" calcext:value-type="float">
            <text:p>951,023</text:p>
          </table:table-cell>
          <table:table-cell table:style-name="ce16" office:value-type="float" office:value="1016000" calcext:value-type="float">
            <text:p>1,016,000</text:p>
          </table:table-cell>
          <table:table-cell table:style-name="ce16" office:value-type="float" office:value="1302894" calcext:value-type="float">
            <text:p>1,302,894</text:p>
          </table:table-cell>
          <table:table-cell table:style-name="ce7" office:value-type="float" office:value="1515069" calcext:value-type="float">
            <text:p>1515069</text:p>
          </table:table-cell>
          <table:table-cell table:style-name="ce7" office:value-type="float" office:value="1819046" calcext:value-type="float">
            <text:p>1819046</text:p>
          </table:table-cell>
          <table:table-cell table:style-name="ce18" office:value-type="float" office:value="2096640" calcext:value-type="float">
            <text:p>209664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</text:p>
          </table:table-cell>
          <table:table-cell table:style-name="ce13" office:value-type="string" calcext:value-type="string">
            <text:p>Arizon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6"/>
          <table:table-cell table:style-name="ce16" office:value-type="float" office:value="334162" calcext:value-type="float">
            <text:p>334,162</text:p>
          </table:table-cell>
          <table:table-cell table:style-name="ce16" office:value-type="float" office:value="435573" calcext:value-type="float">
            <text:p>435,573</text:p>
          </table:table-cell>
          <table:table-cell table:style-name="ce16" office:value-type="float" office:value="499261" calcext:value-type="float">
            <text:p>499,261</text:p>
          </table:table-cell>
          <table:table-cell table:style-name="ce16" office:value-type="float" office:value="749587" calcext:value-type="float">
            <text:p>749,587</text:p>
          </table:table-cell>
          <table:table-cell table:style-name="ce16" office:value-type="float" office:value="1302161" calcext:value-type="float">
            <text:p>1,302,161</text:p>
          </table:table-cell>
          <table:table-cell table:style-name="ce16" office:value-type="float" office:value="1770900" calcext:value-type="float">
            <text:p>1,770,900</text:p>
          </table:table-cell>
          <table:table-cell table:style-name="ce16" office:value-type="float" office:value="2718215" calcext:value-type="float">
            <text:p>2,718,215</text:p>
          </table:table-cell>
          <table:table-cell table:style-name="ce7" office:value-type="float" office:value="3665228" calcext:value-type="float">
            <text:p>3665228</text:p>
          </table:table-cell>
          <table:table-cell table:style-name="ce7" office:value-type="float" office:value="5130632" calcext:value-type="float">
            <text:p>5130632</text:p>
          </table:table-cell>
          <table:table-cell table:style-name="ce18" office:value-type="float" office:value="7378494" calcext:value-type="float">
            <text:p>737849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AK</text:p>
          </table:table-cell>
          <table:table-cell table:style-name="ce13" office:value-type="string" calcext:value-type="string">
            <text:p>Alaska</text:p>
          </table:table-cell>
          <table:table-cell table:number-columns-repeated="2"/>
          <table:table-cell table:style-name="ce13"/>
          <table:table-cell table:number-columns-repeated="10"/>
          <table:table-cell table:style-name="ce16" table:number-columns-repeated="8"/>
          <table:table-cell table:style-name="ce16" office:value-type="float" office:value="226167" calcext:value-type="float">
            <text:p>226,167</text:p>
          </table:table-cell>
          <table:table-cell table:style-name="ce16" office:value-type="float" office:value="300382" calcext:value-type="float">
            <text:p>300,382</text:p>
          </table:table-cell>
          <table:table-cell table:style-name="ce16" office:value-type="float" office:value="401851" calcext:value-type="float">
            <text:p>401,851</text:p>
          </table:table-cell>
          <table:table-cell table:style-name="ce7" office:value-type="float" office:value="550043" calcext:value-type="float">
            <text:p>550043</text:p>
          </table:table-cell>
          <table:table-cell table:style-name="ce7" office:value-type="float" office:value="626932" calcext:value-type="float">
            <text:p>626932</text:p>
          </table:table-cell>
          <table:table-cell table:style-name="ce18" office:value-type="float" office:value="734002" calcext:value-type="float">
            <text:p>7340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I</text:p>
          </table:table-cell>
          <table:table-cell table:style-name="ce13" office:value-type="string" calcext:value-type="string">
            <text:p>Hawaii</text:p>
          </table:table-cell>
          <table:table-cell table:number-columns-repeated="2"/>
          <table:table-cell table:style-name="ce13"/>
          <table:table-cell table:number-columns-repeated="12"/>
          <table:table-cell table:style-name="ce16" table:number-columns-repeated="6"/>
          <table:table-cell table:style-name="ce16" office:value-type="float" office:value="632772" calcext:value-type="float">
            <text:p>632,772</text:p>
          </table:table-cell>
          <table:table-cell table:style-name="ce16" office:value-type="float" office:value="768561" calcext:value-type="float">
            <text:p>768,561</text:p>
          </table:table-cell>
          <table:table-cell table:style-name="ce16" office:value-type="float" office:value="964691" calcext:value-type="float">
            <text:p>964,691</text:p>
          </table:table-cell>
          <table:table-cell table:style-name="ce7" office:value-type="float" office:value="1108229" calcext:value-type="float">
            <text:p>1108229</text:p>
          </table:table-cell>
          <table:table-cell table:style-name="ce7" office:value-type="float" office:value="1211537" calcext:value-type="float">
            <text:p>1211537</text:p>
          </table:table-cell>
          <table:table-cell table:style-name="ce18" office:value-type="float" office:value="1412687" calcext:value-type="float">
            <text:p>1412687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UNITED STATES</text:p>
          </table:table-cell>
          <table:table-cell table:number-columns-repeated="2"/>
          <table:table-cell table:style-name="ce13"/>
          <table:table-cell table:style-name="ce16" office:value-type="float" office:value="3929214" calcext:value-type="float">
            <text:p>3,929,214</text:p>
          </table:table-cell>
          <table:table-cell table:style-name="ce16" office:value-type="float" office:value="5308483" calcext:value-type="float">
            <text:p>5,308,483</text:p>
          </table:table-cell>
          <table:table-cell table:style-name="ce16" office:value-type="float" office:value="7239881" calcext:value-type="float">
            <text:p>7,239,881</text:p>
          </table:table-cell>
          <table:table-cell table:style-name="ce16" office:value-type="float" office:value="9638453" calcext:value-type="float">
            <text:p>9,638,453</text:p>
          </table:table-cell>
          <table:table-cell table:number-columns-repeated="2"/>
          <table:table-cell table:style-name="ce16" office:value-type="float" office:value="17063353" calcext:value-type="float">
            <text:p>17,063,353</text:p>
          </table:table-cell>
          <table:table-cell table:style-name="ce16" office:value-type="float" office:value="23191876" calcext:value-type="float">
            <text:p>23,191,876</text:p>
          </table:table-cell>
          <table:table-cell table:style-name="ce16" office:value-type="float" office:value="31443321" calcext:value-type="float">
            <text:p>31,443,321</text:p>
          </table:table-cell>
          <table:table-cell table:style-name="ce16" office:value-type="float" office:value="38558371" calcext:value-type="float">
            <text:p>38,558,371</text:p>
          </table:table-cell>
          <table:table-cell table:style-name="ce16" office:value-type="float" office:value="50189209" calcext:value-type="float">
            <text:p>50,189,209</text:p>
          </table:table-cell>
          <table:table-cell table:style-name="ce16" office:value-type="float" office:value="62979766" calcext:value-type="float">
            <text:p>62,979,766</text:p>
          </table:table-cell>
          <table:table-cell table:style-name="ce16" office:value-type="float" office:value="76212168" calcext:value-type="float">
            <text:p>76,212,168</text:p>
          </table:table-cell>
          <table:table-cell table:style-name="ce16" office:value-type="float" office:value="92228496" calcext:value-type="float">
            <text:p>92,228,496</text:p>
          </table:table-cell>
          <table:table-cell table:style-name="ce16" office:value-type="float" office:value="106021537" calcext:value-type="float">
            <text:p>106,021,537</text:p>
          </table:table-cell>
          <table:table-cell table:style-name="ce16" office:value-type="float" office:value="123202624" calcext:value-type="float">
            <text:p>123,202,624</text:p>
          </table:table-cell>
          <table:table-cell table:style-name="ce16" office:value-type="float" office:value="132164569" calcext:value-type="float">
            <text:p>132,164,569</text:p>
          </table:table-cell>
          <table:table-cell table:style-name="ce16" office:value-type="float" office:value="151325798" calcext:value-type="float">
            <text:p>151,325,798</text:p>
          </table:table-cell>
          <table:table-cell table:style-name="ce16" office:value-type="float" office:value="179323175" calcext:value-type="float">
            <text:p>179,323,175</text:p>
          </table:table-cell>
          <table:table-cell table:style-name="ce16" office:value-type="float" office:value="203211926" calcext:value-type="float">
            <text:p>203,211,926</text:p>
          </table:table-cell>
          <table:table-cell table:style-name="ce16" office:value-type="float" office:value="226545805" calcext:value-type="float">
            <text:p>226,545,805</text:p>
          </table:table-cell>
          <table:table-cell table:style-name="ce13" office:value-type="string" calcext:value-type="string">
            <text:p>248,709,873</text:p>
          </table:table-cell>
          <table:table-cell table:style-name="ce13" office:value-type="string" calcext:value-type="string">
            <text:p>281,421,906</text:p>
          </table:table-cell>
          <table:table-cell table:style-name="ce7" office:value-type="float" office:value="308745538" calcext:value-type="float">
            <text:p>308745538</text:p>
          </table:table-cell>
          <table:table-cell table:number-columns-repeated="995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994"/>
        </table:table-row>
        <table:table-row table:style-name="ro1" table:number-rows-repeated="6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1002"/>
          <table:table-cell table:number-columns-repeated="11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19:23.06424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8T13:31:37.282020495</dc:date>
    <meta:print-date>2011-10-28T12:51:56</meta:print-date>
    <meta:editing-duration>PT4H14M30S</meta:editing-duration>
    <meta:editing-cycles>59</meta:editing-cycles>
    <meta:generator>LibreOffice/6.0.7.3$Linux_X86_64 LibreOffice_project/00m0$Build-3</meta:generator>
    <meta:document-statistic meta:table-count="1" meta:cell-count="1054" meta:object-count="0"/>
  </office:meta>
</office:document-meta>
</file>